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9.045cm"/>
    </style:style>
    <style:style style:name="co17" style:family="table-column">
      <style:table-column-properties fo:break-before="auto" style:column-width="9.82cm"/>
    </style:style>
    <style:style style:name="co18" style:family="table-column">
      <style:table-column-properties fo:break-before="auto" style:column-width="9.708cm"/>
    </style:style>
    <style:style style:name="co19" style:family="table-column">
      <style:table-column-properties fo:break-before="auto" style:column-width="9.737cm"/>
    </style:style>
    <style:style style:name="co20" style:family="table-column">
      <style:table-column-properties fo:break-before="auto" style:column-width="9.626cm"/>
    </style:style>
    <style:style style:name="co21" style:family="table-column">
      <style:table-column-properties fo:break-before="auto" style:column-width="10.014cm"/>
    </style:style>
    <style:style style:name="co6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678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1.221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7.359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6.722cm"/>
    </style:style>
    <style:style style:name="co24" style:family="table-column">
      <style:table-column-properties fo:break-before="auto" style:column-width="0.42cm"/>
    </style:style>
    <style:style style:name="co25" style:family="table-column">
      <style:table-column-properties fo:break-before="auto" style:column-width="7.027cm"/>
    </style:style>
    <style:style style:name="co26" style:family="table-column">
      <style:table-column-properties fo:break-before="auto" style:column-width="6.944cm"/>
    </style:style>
    <style:style style:name="co27" style:family="table-column">
      <style:table-column-properties fo:break-before="auto" style:column-width="6.999cm"/>
    </style:style>
    <style:style style:name="co28" style:family="table-column">
      <style:table-column-properties fo:break-before="auto" style:column-width="6.916cm"/>
    </style:style>
    <style:style style:name="co29" style:family="table-column">
      <style:table-column-properties fo:break-before="auto" style:column-width="7.30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0084d1" fo:wrap-option="no-wrap"/>
      <style:text-properties fo:color="#000000" style:text-outline="false" style:text-line-through-style="none" style:text-position="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9pt" style:language-asian="none" style:country-asian="none" style:font-style-asian="normal" style:font-weight-asian="bold" style:font-name-complex="メイリオ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4d1" fo:wrap-option="no-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100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0084d1" fo:wrap-option="no-wrap"/>
      <style:text-properties fo:color="#000000" style:text-outline="false" style:text-line-through-styl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9pt" style:language-asian="none" style:country-asian="none" style:font-style-asian="normal" style:font-weight-asian="bold" style:font-name-complex="メイリオ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54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b3b3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tatesAndMethods.M3">
          <table:error-message table:message-type="stop" table:display="true"/>
        </table:content-validation>
      </table:content-validations>
      <table:table table:name="StatesAndMethods" table:style-name="ta1">
        <table:table-column table:style-name="co10" table:default-cell-style-name="ce12"/>
        <table:table-column table:style-name="co2" table:default-cell-style-name="ce17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default-cell-style-name="ce20"/>
        <table:table-column table:style-name="co14" table:default-cell-style-name="ce20"/>
        <table:table-column table:style-name="co11" table:default-cell-style-name="ce20"/>
        <table:table-column table:style-name="co14" table:default-cell-style-name="ce20"/>
        <table:table-column table:style-name="co11" table:default-cell-style-name="ce20"/>
        <table:table-column table:style-name="co14" table:default-cell-style-name="ce20"/>
        <table:table-column table:style-name="co6" table:number-columns-repeated="1010" table:default-cell-style-name="ce12"/>
        <table:table-row table:style-name="ro2">
          <table:table-cell table:style-name="ce4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8" office:value-type="string" table:number-columns-spanned="2" table:number-rows-spanned="1">
            <text:p>init</text:p>
          </table:table-cell>
          <table:covered-table-cell table:style-name="ce23"/>
          <table:table-cell table:style-name="ce18" office:value-type="string" table:number-columns-spanned="2" table:number-rows-spanned="1">
            <text:p>reging</text:p>
          </table:table-cell>
          <table:covered-table-cell table:style-name="ce23"/>
          <table:table-cell table:style-name="ce18" office:value-type="string" table:number-columns-spanned="2" table:number-rows-spanned="1">
            <text:p>reged</text:p>
          </table:table-cell>
          <table:covered-table-cell table:style-name="ce23"/>
          <table:table-cell table:style-name="ce18" office:value-type="string" table:number-columns-spanned="2" table:number-rows-spanned="1">
            <text:p>clsing</text:p>
          </table:table-cell>
          <table:covered-table-cell table:style-name="ce23"/>
          <table:table-cell table:style-name="ce18" office:value-type="string" table:number-columns-spanned="2" table:number-rows-spanned="1">
            <text:p>clsed</text:p>
          </table:table-cell>
          <table:covered-table-cell table:style-name="ce23"/>
          <table:table-cell table:style-name="ce18" office:value-type="string" table:number-columns-spanned="2" table:number-rows-spanned="1">
            <text:p>discned</text:p>
          </table:table-cell>
          <table:covered-table-cell table:style-name="ce23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style-name="ce19" office:value-type="string">
            <text:p>leggality</text:p>
          </table:table-cell>
          <table:table-cell table:style-name="ce19" office:value-type="string">
            <text:p>excp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orSeshView</text:p>
          </table:table-cell>
          <table:table-cell table:style-name="ce14" office:value-type="string">
            <text:p>clsSesh</text:p>
          </table:table-cell>
          <table:table-cell table:content-validation-name="val1" office:value-type="string">
            <text:p>Not Allowed</text:p>
          </table:table-cell>
          <table:table-cell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Allowed</text:p>
          </table:table-cell>
          <table:table-cell table:formula="of:=IF(OR([.G3]=&quot;Should not happen&quot;;[.G3]=&quot;Not Allowed&quot;); &quot;Illegal&quot;; IF([.G3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orSeshView</text:p>
          </table:table-cell>
          <table:table-cell table:style-name="ce14" office:value-type="string">
            <text:p>regChnl</text:p>
          </table:table-cell>
          <table:table-cell table:content-validation-name="val1" office:value-type="string">
            <text:p>Not Allowed</text:p>
          </table:table-cell>
          <table:table-cell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4]=&quot;Should not happen&quot;;[.E4]=&quot;Not Allowed&quot;); &quot;Illegal&quot;; IF([.E4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Allowed</text:p>
          </table:table-cell>
          <table:table-cell table:formula="of:=IF(OR([.G4]=&quot;Should not happen&quot;;[.G4]=&quot;Not Allowed&quot;); &quot;Illegal&quot;; IF([.G4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restrSeshIntfForSeshView</text:p>
          </table:table-cell>
          <table:table-cell table:style-name="ce15" office:value-type="string">
            <text:p>regSesh</text:p>
          </table:table-cell>
          <table:table-cell table:style-name="ce21" table:content-validation-name="val1" office:value-type="string">
            <text:p>Allowed</text:p>
          </table:table-cell>
          <table:table-cell table:style-name="ce22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I5]=&quot;Should not happen&quot;;[.I5]=&quot;Not Allowed&quot;); &quot;Illegal&quot;; IF([.I5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restrSeshIntfForChnlView</text:p>
          </table:table-cell>
          <table:table-cell table:style-name="ce14" office:value-type="string">
            <text:p>clsChnl</text:p>
          </table:table-cell>
          <table:table-cell table:content-validation-name="val1" office:value-type="string">
            <text:p>Not Allowed</text:p>
          </table:table-cell>
          <table:table-cell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Allowed</text:p>
          </table:table-cell>
          <table:table-cell table:formula="of:=IF(OR([.G6]=&quot;Should not happen&quot;;[.G6]=&quot;Not Allowed&quot;); &quot;Illegal&quot;; IF([.G6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>
          <table:table-cell table:style-name="ce11" office:value-type="string">
            <text:p>PrestrSeshIntfForChnlView</text:p>
          </table:table-cell>
          <table:table-cell table:style-name="ce15" office:value-type="string">
            <text:p>sendChnlCmd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21" table:content-validation-name="val1" office:value-type="string">
            <text:p>Allowed</text:p>
          </table:table-cell>
          <table:table-cell table:style-name="ce22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t Allowed</text:p>
          </table:table-cell>
          <table:table-cell table:style-name="ce22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orSvrRes</text:p>
          </table:table-cell>
          <table:table-cell table:style-name="ce14" office:value-type="string">
            <text:p>clsChnlRslt</text:p>
          </table:table-cell>
          <table:table-cell table:content-validation-name="val1" office:value-type="string">
            <text:p>Should not happen</text:p>
          </table:table-cell>
          <table:table-cell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8]=&quot;Should not happen&quot;;[.E8]=&quot;Not Allowed&quot;); &quot;Illegal&quot;; IF([.E8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G8]=&quot;Should not happen&quot;;[.G8]=&quot;Not Allowed&quot;); &quot;Illegal&quot;; IF([.G8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Should Not Happen</text:p>
          </table:table-cell>
          <table:table-cell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8]=&quot;Should not happen&quot;;[.M8]=&quot;Not Allowed&quot;); &quot;Illegal&quot;; IF([.M8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orSvrRes</text:p>
          </table:table-cell>
          <table:table-cell table:style-name="ce14" office:value-type="string">
            <text:p>clsSeshRslt</text:p>
          </table:table-cell>
          <table:table-cell table:content-validation-name="val1" office:value-type="string">
            <text:p>Should not happen</text:p>
          </table:table-cell>
          <table:table-cell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I9]=&quot;Should not happen&quot;;[.I9]=&quot;Not Allowed&quot;); &quot;Illegal&quot;; IF([.I9]=&quot;Could Happen&quot;; &quot;Ignore&quot;; &quot;&quot;))">
            <text:p/>
          </table:table-cell>
          <table:table-cell table:content-validation-name="val1" office:value-type="string">
            <text:p>Should not happen</text:p>
          </table:table-cell>
          <table:table-cell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9]=&quot;Should not happen&quot;;[.M9]=&quot;Not Allowed&quot;); &quot;Illegal&quot;; IF([.M9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orSvrRes</text:p>
          </table:table-cell>
          <table:table-cell table:style-name="ce14" office:value-type="string">
            <text:p>regChnlRslt</text:p>
          </table:table-cell>
          <table:table-cell table:content-validation-name="val1" office:value-type="string">
            <text:p>Should not happen</text:p>
          </table:table-cell>
          <table:table-cell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G10]=&quot;Should not happen&quot;;[.G10]=&quot;Not Allowed&quot;); &quot;Illegal&quot;; IF([.G10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0]=&quot;Should not happen&quot;;[.M10]=&quot;Not Allowed&quot;); &quot;Illegal&quot;; IF([.M10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restrSeshIntfForSvrRes</text:p>
          </table:table-cell>
          <table:table-cell table:style-name="ce15" office:value-type="string">
            <text:p>regSeshRslt</text:p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21" table:content-validation-name="val1" office:value-type="string">
            <text:p>Normal</text:p>
          </table:table-cell>
          <table:table-cell table:style-name="ce22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Could Happen</text:p>
          </table:table-cell>
          <table:table-cell table:style-name="ce22" table:formula="of:=IF(OR([.M11]=&quot;Should not happen&quot;;[.M11]=&quot;Not Allowed&quot;); &quot;Illegal&quot;; IF([.M11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4" office:value-type="string">
            <text:p>audDiscned</text:p>
          </table:table-cell>
          <table:table-cell table:content-validation-name="val1" office:value-type="string">
            <text:p>Should not happen</text:p>
          </table:table-cell>
          <table:table-cell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24" table:content-validation-name="val1" office:value-type="string">
            <text:p>Barely Happen</text:p>
          </table:table-cell>
          <table:table-cell table:formula="of:=IF(OR([.E12]=&quot;Should Not HF26appen&quot;;[.E12]=&quot;Not Allowed&quot;); &quot;Illegal&quot;; IF([.E12]=&quot;Could Happen&quot;; &quot;Ignore&quot;; &quot;&quot;))">
            <text:p/>
          </table:table-cell>
          <table:table-cell table:style-name="ce26" table:content-validation-name="val1" office:value-type="string">
            <text:p>Normal</text:p>
          </table:table-cell>
          <table:table-cell table:formula="of:=IF(OR([.G12]=&quot;Should not happen&quot;;[.G12]=&quot;Not Allowed&quot;); &quot;Illegal&quot;; IF([.G12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2]=&quot;Should not happen&quot;;[.M12]=&quot;Not Allowed&quot;); &quot;Illegal&quot;; IF([.M12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6" office:value-type="string">
            <text:p>audJoinedChnl</text:p>
          </table:table-cell>
          <table:table-cell table:content-validation-name="val1" office:value-type="string">
            <text:p>Should not happen</text:p>
          </table:table-cell>
          <table:table-cell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25" table:content-validation-name="val1" office:value-type="string">
            <text:p>Should Not Happen</text:p>
          </table:table-cell>
          <table:table-cell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G13]=&quot;Should not happen&quot;;[.G13]=&quot;Not Allowed&quot;); &quot;Illegal&quot;; IF([.G13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3]=&quot;Should not happen&quot;;[.M13]=&quot;Not Allowed&quot;); &quot;Illegal&quot;; IF([.M13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4" office:value-type="string">
            <text:p>audJoinedSesh</text:p>
          </table:table-cell>
          <table:table-cell table:content-validation-name="val1" office:value-type="string">
            <text:p>Should not happen</text:p>
          </table:table-cell>
          <table:table-cell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24" table:content-validation-name="val1" office:value-type="string">
            <text:p>Barely Happen</text:p>
          </table:table-cell>
          <table:table-cell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6" table:content-validation-name="val1" office:value-type="string">
            <text:p>Normal</text:p>
          </table:table-cell>
          <table:table-cell table:formula="of:=IF(OR([.G14]=&quot;Should not happen&quot;;[.G14]=&quot;Not Allowed&quot;); &quot;Illegal&quot;; IF([.G14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4]=&quot;Should not happen&quot;;[.M14]=&quot;Not Allowed&quot;); &quot;Illegal&quot;; IF([.M14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4" office:value-type="string">
            <text:p>audLftChnl</text:p>
          </table:table-cell>
          <table:table-cell table:content-validation-name="val1" office:value-type="string">
            <text:p>Should not happen</text:p>
          </table:table-cell>
          <table:table-cell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25" table:content-validation-name="val1" office:value-type="string">
            <text:p>Should Not Happen</text:p>
          </table:table-cell>
          <table:table-cell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G15]=&quot;Should not happen&quot;;[.G15]=&quot;Not Allowed&quot;); &quot;Illegal&quot;; IF([.G15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5]=&quot;Should not happen&quot;;[.M15]=&quot;Not Allowed&quot;); &quot;Illegal&quot;; IF([.M15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4" office:value-type="string">
            <text:p>audLftSesh</text:p>
          </table:table-cell>
          <table:table-cell table:content-validation-name="val1" office:value-type="string">
            <text:p>Should not happen</text:p>
          </table:table-cell>
          <table:table-cell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24" table:content-validation-name="val1" office:value-type="string">
            <text:p>Barely Happen</text:p>
          </table:table-cell>
          <table:table-cell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26" table:content-validation-name="val1" office:value-type="string">
            <text:p>Normal</text:p>
          </table:table-cell>
          <table:table-cell table:formula="of:=IF(OR([.G16]=&quot;Should not happen&quot;;[.G16]=&quot;Not Allowed&quot;); &quot;Illegal&quot;; IF([.G16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6]=&quot;Should not happen&quot;;[.K16]=&quot;Not Allowed&quot;); &quot;Illegal&quot;; IF([.K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6]=&quot;Should not happen&quot;;[.M16]=&quot;Not Allowed&quot;); &quot;Illegal&quot;; IF([.M16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PrestrSeshIntfFromSvrNtfy</text:p>
          </table:table-cell>
          <table:table-cell table:style-name="ce14" office:value-type="string">
            <text:p>audRjctedChnl</text:p>
          </table:table-cell>
          <table:table-cell table:content-validation-name="val1" office:value-type="string">
            <text:p>Should not happen</text:p>
          </table:table-cell>
          <table:table-cell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25" table:content-validation-name="val1" office:value-type="string">
            <text:p>Should Not Happen</text:p>
          </table:table-cell>
          <table:table-cell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6" table:content-validation-name="val1" office:value-type="string">
            <text:p>Normal</text:p>
          </table:table-cell>
          <table:table-cell table:formula="of:=IF(OR([.G17]=&quot;Should not happen&quot;;[.G17]=&quot;Not Allowed&quot;); &quot;Illegal&quot;; IF([.G17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7]=&quot;Should not happen&quot;;[.M17]=&quot;Not Allowed&quot;); &quot;Illegal&quot;; IF([.M17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restrSeshIntfFromSvrNtfy</text:p>
          </table:table-cell>
          <table:table-cell table:style-name="ce15" office:value-type="string">
            <text:p>discned</text:p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C18]=&quot;Should not happen&quot;;[.C18]=&quot;Not Allowed&quot;); &quot;Illegal&quot;; IF([.C18]=&quot;Could Happen&quot;; &quot;Ignore&quot;; &quot;&quot;))" office:value-type="string" office:string-value="Illegal">
            <text:p>Illegal</text:p>
          </table:table-cell>
          <table:table-cell table:style-name="ce21" table:content-validation-name="val1" office:value-type="string">
            <text:p>Normal</text:p>
          </table:table-cell>
          <table:table-cell table:style-name="ce22" table:formula="of:=IF(OR([.E18]=&quot;Should not happen&quot;;[.E18]=&quot;Not Allowed&quot;); &quot;Illegal&quot;; IF([.E18]=&quot;Could Happen&quot;; &quot;Ignore&quot;; &quot;&quot;))">
            <text:p/>
          </table:table-cell>
          <table:table-cell table:style-name="ce21" table:content-validation-name="val1" office:value-type="string">
            <text:p>Normal</text:p>
          </table:table-cell>
          <table:table-cell table:style-name="ce22" table:formula="of:=IF(OR([.G18]=&quot;Should not happen&quot;;[.G18]=&quot;Not Allowed&quot;); &quot;Illegal&quot;; IF([.G18]=&quot;Could Happen&quot;; &quot;Ignore&quot;; &quot;&quot;))">
            <text:p/>
          </table:table-cell>
          <table:table-cell table:style-name="ce21" table:content-validation-name="val1" office:value-type="string">
            <text:p>Normal</text:p>
          </table:table-cell>
          <table:table-cell table:style-name="ce22" table:formula="of:=IF(OR([.I18]=&quot;Should not happen&quot;;[.I18]=&quot;Not Allowed&quot;); &quot;Illegal&quot;; IF([.I18]=&quot;Could Happen&quot;; &quot;Ignore&quot;; &quot;&quot;))">
            <text:p/>
          </table:table-cell>
          <table:table-cell table:style-name="ce21" table:content-validation-name="val1" office:value-type="string">
            <text:p>Normal</text:p>
          </table:table-cell>
          <table:table-cell table:style-name="ce22" table:formula="of:=IF(OR([.K18]=&quot;Should not happen&quot;;[.K18]=&quot;Not Allowed&quot;); &quot;Illegal&quot;; IF([.K18]=&quot;Could Happen&quot;; &quot;Ignore&quot;; &quot;&quot;))">
            <text:p/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eckStatesMethod" table:style-name="ta1">
        <table:table-column table:style-name="co2" table:default-cell-style-name="ce14"/>
        <table:table-column table:style-name="co11" table:default-cell-style-name="ce20"/>
        <table:table-column table:style-name="co12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default-cell-style-name="ce26"/>
        <table:table-column table:style-name="co12" table:default-cell-style-name="ce20"/>
        <table:table-column table:style-name="co11" table:default-cell-style-name="ce20"/>
        <table:table-column table:style-name="co14" table:default-cell-style-name="ce20"/>
        <table:table-column table:style-name="co11" table:default-cell-style-name="ce20"/>
        <table:table-column table:style-name="co14" table:default-cell-style-name="ce20"/>
        <table:table-column table:style-name="co11" table:default-cell-style-name="ce20"/>
        <table:table-column table:style-name="co14" table:default-cell-style-name="ce20"/>
        <table:table-column table:style-name="co15" table:default-cell-style-name="Default"/>
        <table:table-column-group>
          <table:table-column table:style-name="co22" table:default-cell-style-name="Default"/>
          <table:table-column table:style-name="co23" table:default-cell-style-name="Default"/>
          <table:table-column table:style-name="co24" table:default-cell-style-name="Default"/>
        </table:table-column-group>
        <table:table-column-group>
          <table:table-column table:style-name="co25" table:default-cell-style-name="Default"/>
          <table:table-column table:style-name="co23" table:default-cell-style-name="Default"/>
          <table:table-column table:style-name="co24" table:default-cell-style-name="Default"/>
        </table:table-column-group>
        <table:table-column-group>
          <table:table-column table:style-name="co26" table:default-cell-style-name="Default"/>
          <table:table-column table:style-name="co23" table:default-cell-style-name="Default"/>
          <table:table-column table:style-name="co24" table:default-cell-style-name="Default"/>
        </table:table-column-group>
        <table:table-column-group>
          <table:table-column table:style-name="co27" table:default-cell-style-name="Default"/>
          <table:table-column table:style-name="co23" table:default-cell-style-name="Default"/>
          <table:table-column table:style-name="co6" table:default-cell-style-name="Default"/>
        </table:table-column-group>
        <table:table-column-group>
          <table:table-column table:style-name="co28" table:default-cell-style-name="Default"/>
          <table:table-column table:style-name="co23" table:default-cell-style-name="Default"/>
          <table:table-column table:style-name="co6" table:default-cell-style-name="Default"/>
        </table:table-column-group>
        <table:table-column-group>
          <table:table-column table:style-name="co29" table:default-cell-style-name="Default"/>
          <table:table-column table:style-name="co23" table:default-cell-style-name="Default"/>
          <table:table-column table:style-name="co6" table:default-cell-style-name="Default"/>
        </table:table-column-group>
        <table:table-column table:style-name="co6" table:number-columns-repeated="2" table:default-cell-style-name="Default"/>
        <table:table-row table:style-name="ro3">
          <table:table-cell table:style-name="ce13" table:formula="of:=[$StatesAndMethods.$B$1]" office:value-type="string" office:string-value="Method" table:number-columns-spanned="1" table:number-rows-spanned="2">
            <text:p>Method</text:p>
          </table:table-cell>
          <table:table-cell table:style-name="ce18" table:formula="of:=[$StatesAndMethods.$C$1]" office:value-type="string" office:string-value="init" table:number-columns-spanned="2" table:number-rows-spanned="1">
            <text:p>init</text:p>
          </table:table-cell>
          <table:covered-table-cell table:style-name="ce23"/>
          <table:table-cell table:style-name="ce18" table:formula="of:=[$StatesAndMethods.$E$1]" office:value-type="string" office:string-value="reging" table:number-columns-spanned="2" table:number-rows-spanned="1">
            <text:p>reging</text:p>
          </table:table-cell>
          <table:covered-table-cell table:style-name="ce23"/>
          <table:table-cell table:style-name="ce18" table:formula="of:=[$StatesAndMethods.$G$1]" office:value-type="string" office:string-value="reged" table:number-columns-spanned="2" table:number-rows-spanned="1">
            <text:p>reged</text:p>
          </table:table-cell>
          <table:covered-table-cell table:style-name="ce23"/>
          <table:table-cell table:style-name="ce18" table:formula="of:=[$StatesAndMethods.$I$1]" office:value-type="string" office:string-value="clsing" table:number-columns-spanned="2" table:number-rows-spanned="1">
            <text:p>clsing</text:p>
          </table:table-cell>
          <table:covered-table-cell table:style-name="ce23"/>
          <table:table-cell table:style-name="ce18" table:formula="of:=[$StatesAndMethods.$K$1]" office:value-type="string" office:string-value="clsed" table:number-columns-spanned="2" table:number-rows-spanned="1">
            <text:p>clsed</text:p>
          </table:table-cell>
          <table:covered-table-cell table:style-name="ce23"/>
          <table:table-cell table:style-name="ce18" table:formula="of:=[$StatesAndMethods.$M$1]" office:value-type="string" office:string-value="discned" table:number-columns-spanned="2" table:number-rows-spanned="1">
            <text:p>discned</text:p>
          </table:table-cell>
          <table:covered-table-cell table:style-name="ce23"/>
          <table:table-cell table:number-columns-repeated="21"/>
        </table:table-row>
        <table:table-row table:style-name="ro3">
          <table:covered-table-cell table:style-name="ce13"/>
          <table:table-cell table:style-name="ce19" table:formula="of:=[$StatesAndMethods.$C$2]" office:value-type="string" office:string-value="leggality">
            <text:p>leggality</text:p>
          </table:table-cell>
          <table:table-cell table:style-name="ce19" table:formula="of:=[$StatesAndMethods.$D$2]" office:value-type="string" office:string-value="excp">
            <text:p>excp</text:p>
          </table:table-cell>
          <table:table-cell table:style-name="ce19" table:formula="of:=[$StatesAndMethods.$E$2]" office:value-type="string" office:string-value="leggality">
            <text:p>leggality</text:p>
          </table:table-cell>
          <table:table-cell table:style-name="ce19" table:formula="of:=[$StatesAndMethods.$F$2]" office:value-type="string" office:string-value="excp">
            <text:p>excp</text:p>
          </table:table-cell>
          <table:table-cell table:style-name="ce19" table:formula="of:=[$StatesAndMethods.$G$2]" office:value-type="string" office:string-value="leggality">
            <text:p>leggality</text:p>
          </table:table-cell>
          <table:table-cell table:style-name="ce19" table:formula="of:=[$StatesAndMethods.$H$2]" office:value-type="string" office:string-value="excp">
            <text:p>excp</text:p>
          </table:table-cell>
          <table:table-cell table:style-name="ce19" table:formula="of:=[$StatesAndMethods.$I$2]" office:value-type="string" office:string-value="leggality">
            <text:p>leggality</text:p>
          </table:table-cell>
          <table:table-cell table:style-name="ce19" table:formula="of:=[$StatesAndMethods.$J$2]" office:value-type="string" office:string-value="excp">
            <text:p>excp</text:p>
          </table:table-cell>
          <table:table-cell table:style-name="ce19" table:formula="of:=[$StatesAndMethods.$K$2]" office:value-type="string" office:string-value="leggality">
            <text:p>leggality</text:p>
          </table:table-cell>
          <table:table-cell table:style-name="ce19" table:formula="of:=[$StatesAndMethods.$L$2]" office:value-type="string" office:string-value="excp">
            <text:p>excp</text:p>
          </table:table-cell>
          <table:table-cell table:style-name="ce19" table:formula="of:=[$StatesAndMethods.$M$2]" office:value-type="string" office:string-value="leggality">
            <text:p>leggality</text:p>
          </table:table-cell>
          <table:table-cell table:style-name="ce19" table:formula="of:=[$StatesAndMethods.$N$2]" office:value-type="string" office:string-value="excp">
            <text:p>excp</text:p>
          </table:table-cell>
          <table:table-cell table:number-columns-repeated="21"/>
        </table:table-row>
        <table:table-row table:style-name="ro3">
          <table:table-cell table:formula="of:=[$StatesAndMethods.$B$3]" office:value-type="string" office:string-value="clsSesh">
            <text:p>clsSesh</text:p>
          </table:table-cell>
          <table:table-cell table:content-validation-name="val1" table:formula="of:=[$StatesAndMethods.$C$3]" office:value-type="string" office:string-value="Not Allowed">
            <text:p>Not Allowed</text:p>
          </table:table-cell>
          <table:table-cell table:formula="of:=[$StatesAndMethods.$D$3]" office:value-type="string" office:string-value="Illegal">
            <text:p>Illegal</text:p>
          </table:table-cell>
          <table:table-cell table:content-validation-name="val1" table:formula="of:=[$StatesAndMethods.$E$3]" office:value-type="string" office:string-value="Not Allowed">
            <text:p>Not Allowed</text:p>
          </table:table-cell>
          <table:table-cell table:formula="of:=[$StatesAndMethods.$F$3]" office:value-type="string" office:string-value="Illegal">
            <text:p>Illegal</text:p>
          </table:table-cell>
          <table:table-cell table:content-validation-name="val1" table:formula="of:=[$StatesAndMethods.$G$3]" office:value-type="string" office:string-value="Allowed">
            <text:p>Allowed</text:p>
          </table:table-cell>
          <table:table-cell table:formula="of:=[$StatesAndMethods.$H$3]">
            <text:p/>
          </table:table-cell>
          <table:table-cell table:content-validation-name="val1" table:formula="of:=[$StatesAndMethods.$I$3]" office:value-type="string" office:string-value="Not Allowed">
            <text:p>Not Allowed</text:p>
          </table:table-cell>
          <table:table-cell table:formula="of:=[$StatesAndMethods.$J$3]" office:value-type="string" office:string-value="Illegal">
            <text:p>Illegal</text:p>
          </table:table-cell>
          <table:table-cell table:content-validation-name="val1" table:formula="of:=[$StatesAndMethods.$K$3]" office:value-type="string" office:string-value="Not Allowed">
            <text:p>Not Allowed</text:p>
          </table:table-cell>
          <table:table-cell table:formula="of:=[$StatesAndMethods.$L$3]" office:value-type="string" office:string-value="Illegal">
            <text:p>Illegal</text:p>
          </table:table-cell>
          <table:table-cell table:content-validation-name="val1" table:formula="of:=[$StatesAndMethods.$M$3]" office:value-type="string" office:string-value="Not Allowed">
            <text:p>Not Allowed</text:p>
          </table:table-cell>
          <table:table-cell table:formula="of:=[$StatesAndMethods.$N$3]" office:value-type="string" office:string-value="Illegal">
            <text:p>Illegal</text:p>
          </table:table-cell>
          <table:table-cell table:formula="of:=&quot;protected void &quot;&amp;[.A3]&amp;&quot;CheckStates(){&quot;" office:value-type="string" office:string-value="protected void clsSeshCheckStates(){">
            <text:p>protected void clsSesh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3]=&quot;Illegal&quot;; &quot;throw new CumExcpIllegalSeshStatus(seshName, seshStatus.name());&quot;; IF([.C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3]=&quot;Illegal&quot;; &quot;throw new CumExcpIllegalSeshStatus(seshName, seshStatus.name());&quot;; IF([.E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3]=&quot;Illegal&quot;; &quot;throw new CumExcpIllegalSeshStatus(seshName, seshStatus.name());&quot;; IF([.G3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3]=&quot;Illegal&quot;; &quot;throw new CumExcpIllegalSeshStatus(seshName, seshStatus.name());&quot;; IF([.I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3]=&quot;Illegal&quot;; &quot;throw new CumExcpIllegalSeshStatus(seshName, seshStatus.name());&quot;; IF([.K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3]=&quot;Illegal&quot;; &quot;throw new CumExcpIllegalSeshStatus(seshName, seshStatus.name());&quot;; IF([.M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3];[.O3];[.P3];[.Q3];[.R3];[.S3];[.T3];[.U3];[.V3];[.W3];[.X3];[.Y3];[.Z3];[.AA3];[.AB3];[.AC3];[.AD3];[.AE3];[.AF3];[.AG3])" office:value-type="string" office:string-value="protected void clsSesh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">
            <text:p>protected void clsSesh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</text:p>
          </table:table-cell>
        </table:table-row>
        <table:table-row table:style-name="ro3">
          <table:table-cell table:formula="of:=[$StatesAndMethods.$B$4]" office:value-type="string" office:string-value="regChnl">
            <text:p>regChnl</text:p>
          </table:table-cell>
          <table:table-cell table:content-validation-name="val1" table:formula="of:=[$StatesAndMethods.$C$4]" office:value-type="string" office:string-value="Not Allowed">
            <text:p>Not Allowed</text:p>
          </table:table-cell>
          <table:table-cell table:formula="of:=[$StatesAndMethods.$D$4]" office:value-type="string" office:string-value="Illegal">
            <text:p>Illegal</text:p>
          </table:table-cell>
          <table:table-cell table:content-validation-name="val1" table:formula="of:=[$StatesAndMethods.$E$4]" office:value-type="string" office:string-value="Not Allowed">
            <text:p>Not Allowed</text:p>
          </table:table-cell>
          <table:table-cell table:formula="of:=[$StatesAndMethods.$F$4]" office:value-type="string" office:string-value="Illegal">
            <text:p>Illegal</text:p>
          </table:table-cell>
          <table:table-cell table:content-validation-name="val1" table:formula="of:=[$StatesAndMethods.$G$4]" office:value-type="string" office:string-value="Allowed">
            <text:p>Allowed</text:p>
          </table:table-cell>
          <table:table-cell table:formula="of:=[$StatesAndMethods.$H$4]">
            <text:p/>
          </table:table-cell>
          <table:table-cell table:content-validation-name="val1" table:formula="of:=[$StatesAndMethods.$I$4]" office:value-type="string" office:string-value="Not Allowed">
            <text:p>Not Allowed</text:p>
          </table:table-cell>
          <table:table-cell table:formula="of:=[$StatesAndMethods.$J$4]" office:value-type="string" office:string-value="Illegal">
            <text:p>Illegal</text:p>
          </table:table-cell>
          <table:table-cell table:content-validation-name="val1" table:formula="of:=[$StatesAndMethods.$K$4]" office:value-type="string" office:string-value="Not Allowed">
            <text:p>Not Allowed</text:p>
          </table:table-cell>
          <table:table-cell table:formula="of:=[$StatesAndMethods.$L$4]" office:value-type="string" office:string-value="Illegal">
            <text:p>Illegal</text:p>
          </table:table-cell>
          <table:table-cell table:content-validation-name="val1" table:formula="of:=[$StatesAndMethods.$M$4]" office:value-type="string" office:string-value="Not Allowed">
            <text:p>Not Allowed</text:p>
          </table:table-cell>
          <table:table-cell table:formula="of:=[$StatesAndMethods.$N$4]" office:value-type="string" office:string-value="Illegal">
            <text:p>Illegal</text:p>
          </table:table-cell>
          <table:table-cell table:formula="of:=&quot;protected void &quot;&amp;[.A4]&amp;&quot;CheckStates(){&quot;" office:value-type="string" office:string-value="protected void regChnlCheckStates(){">
            <text:p>protected void regChnl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4]=&quot;Illegal&quot;; &quot;throw new CumExcpIllegalSeshStatus(seshName, seshStatus.name());&quot;; IF([.C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4]=&quot;Illegal&quot;; &quot;throw new CumExcpIllegalSeshStatus(seshName, seshStatus.name());&quot;; IF([.E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4]=&quot;Illegal&quot;; &quot;throw new CumExcpIllegalSeshStatus(seshName, seshStatus.name());&quot;; IF([.G4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4]=&quot;Illegal&quot;; &quot;throw new CumExcpIllegalSeshStatus(seshName, seshStatus.name());&quot;; IF([.I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4]=&quot;Illegal&quot;; &quot;throw new CumExcpIllegalSeshStatus(seshName, seshStatus.name());&quot;; IF([.K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4]=&quot;Illegal&quot;; &quot;throw new CumExcpIllegalSeshStatus(seshName, seshStatus.name());&quot;; IF([.M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4];[.O4];[.P4];[.Q4];[.R4];[.S4];[.T4];[.U4];[.V4];[.W4];[.X4];[.Y4];[.Z4];[.AA4];[.AB4];[.AC4];[.AD4];[.AE4];[.AF4];[.AG4])" office:value-type="string" office:string-value="protected void reg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">
            <text:p>protected void reg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</text:p>
          </table:table-cell>
        </table:table-row>
        <table:table-row table:style-name="ro3">
          <table:table-cell table:style-name="ce15" table:formula="of:=[$StatesAndMethods.$B$5]" office:value-type="string" office:string-value="regSesh">
            <text:p>regSesh</text:p>
          </table:table-cell>
          <table:table-cell table:style-name="ce21" table:content-validation-name="val1" table:formula="of:=[$StatesAndMethods.$C$5]" office:value-type="string" office:string-value="Allowed">
            <text:p>Allowed</text:p>
          </table:table-cell>
          <table:table-cell table:style-name="ce22" table:formula="of:=[$StatesAndMethods.$D$5]">
            <text:p/>
          </table:table-cell>
          <table:table-cell table:style-name="ce22" table:content-validation-name="val1" table:formula="of:=[$StatesAndMethods.$E$5]" office:value-type="string" office:string-value="Not Allowed">
            <text:p>Not Allowed</text:p>
          </table:table-cell>
          <table:table-cell table:style-name="ce22" table:formula="of:=[$StatesAndMethods.$F$5]" office:value-type="string" office:string-value="Illegal">
            <text:p>Illegal</text:p>
          </table:table-cell>
          <table:table-cell table:style-name="ce22" table:content-validation-name="val1" table:formula="of:=[$StatesAndMethods.$G$5]" office:value-type="string" office:string-value="Not Allowed">
            <text:p>Not Allowed</text:p>
          </table:table-cell>
          <table:table-cell table:style-name="ce22" table:formula="of:=[$StatesAndMethods.$H$5]" office:value-type="string" office:string-value="Illegal">
            <text:p>Illegal</text:p>
          </table:table-cell>
          <table:table-cell table:style-name="ce22" table:content-validation-name="val1" table:formula="of:=[$StatesAndMethods.$I$5]" office:value-type="string" office:string-value="Not Allowed">
            <text:p>Not Allowed</text:p>
          </table:table-cell>
          <table:table-cell table:style-name="ce22" table:formula="of:=[$StatesAndMethods.$J$5]" office:value-type="string" office:string-value="Illegal">
            <text:p>Illegal</text:p>
          </table:table-cell>
          <table:table-cell table:style-name="ce22" table:content-validation-name="val1" table:formula="of:=[$StatesAndMethods.$K$5]" office:value-type="string" office:string-value="Not Allowed">
            <text:p>Not Allowed</text:p>
          </table:table-cell>
          <table:table-cell table:style-name="ce22" table:formula="of:=[$StatesAndMethods.$L$5]" office:value-type="string" office:string-value="Illegal">
            <text:p>Illegal</text:p>
          </table:table-cell>
          <table:table-cell table:style-name="ce22" table:content-validation-name="val1" table:formula="of:=[$StatesAndMethods.$M$5]" office:value-type="string" office:string-value="Not Allowed">
            <text:p>Not Allowed</text:p>
          </table:table-cell>
          <table:table-cell table:style-name="ce22" table:formula="of:=[$StatesAndMethods.$N$5]" office:value-type="string" office:string-value="Illegal">
            <text:p>Illegal</text:p>
          </table:table-cell>
          <table:table-cell table:formula="of:=&quot;protected void &quot;&amp;[.A5]&amp;&quot;CheckStates(){&quot;" office:value-type="string" office:string-value="protected void regSeshCheckStates(){">
            <text:p>protected void regSesh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5]=&quot;Illegal&quot;; &quot;throw new CumExcpIllegalSeshStatus(seshName, seshStatus.name());&quot;; IF([.C5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5]=&quot;Illegal&quot;; &quot;throw new CumExcpIllegalSeshStatus(seshName, seshStatus.name());&quot;; IF([.E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5]=&quot;Illegal&quot;; &quot;throw new CumExcpIllegalSeshStatus(seshName, seshStatus.name());&quot;; IF([.G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5]=&quot;Illegal&quot;; &quot;throw new CumExcpIllegalSeshStatus(seshName, seshStatus.name());&quot;; IF([.I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5]=&quot;Illegal&quot;; &quot;throw new CumExcpIllegalSeshStatus(seshName, seshStatus.name());&quot;; IF([.K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5]=&quot;Illegal&quot;; &quot;throw new CumExcpIllegalSeshStatus(seshName, seshStatus.name());&quot;; IF([.M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5];[.O5];[.P5];[.Q5];[.R5];[.S5];[.T5];[.U5];[.V5];[.W5];[.X5];[.Y5];[.Z5];[.AA5];[.AB5];[.AC5];[.AD5];[.AE5];[.AF5];[.AG5])" office:value-type="string" office:string-value="protected void regSeshCheckStates(){if(seshStatus == SeshStatus.init){}else if(seshStatus == SeshStatus.reging){throw new CumExcpIllegalSeshStatus(seshName, seshStatus.name());}else if(seshStatus == SeshStatus.reged){throw new CumExcpIllegalSeshStatus(seshName, seshStatus.name());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">
            <text:p>protected void regSeshCheckStates(){if(seshStatus == SeshStatus.init){}else if(seshStatus == SeshStatus.reging){throw new CumExcpIllegalSeshStatus(seshName, seshStatus.name());}else if(seshStatus == SeshStatus.reged){throw new CumExcpIllegalSeshStatus(seshName, seshStatus.name());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</text:p>
          </table:table-cell>
        </table:table-row>
        <table:table-row table:style-name="ro3">
          <table:table-cell table:formula="of:=[$StatesAndMethods.$B$6]" office:value-type="string" office:string-value="clsChnl">
            <text:p>clsChnl</text:p>
          </table:table-cell>
          <table:table-cell table:content-validation-name="val1" table:formula="of:=[$StatesAndMethods.$C$6]" office:value-type="string" office:string-value="Not Allowed">
            <text:p>Not Allowed</text:p>
          </table:table-cell>
          <table:table-cell table:formula="of:=[$StatesAndMethods.$D$6]" office:value-type="string" office:string-value="Illegal">
            <text:p>Illegal</text:p>
          </table:table-cell>
          <table:table-cell table:content-validation-name="val1" table:formula="of:=[$StatesAndMethods.$E$6]" office:value-type="string" office:string-value="Not Allowed">
            <text:p>Not Allowed</text:p>
          </table:table-cell>
          <table:table-cell table:formula="of:=[$StatesAndMethods.$F$6]" office:value-type="string" office:string-value="Illegal">
            <text:p>Illegal</text:p>
          </table:table-cell>
          <table:table-cell table:content-validation-name="val1" table:formula="of:=[$StatesAndMethods.$G$6]" office:value-type="string" office:string-value="Allowed">
            <text:p>Allowed</text:p>
          </table:table-cell>
          <table:table-cell table:formula="of:=[$StatesAndMethods.$H$6]">
            <text:p/>
          </table:table-cell>
          <table:table-cell table:content-validation-name="val1" table:formula="of:=[$StatesAndMethods.$I$6]" office:value-type="string" office:string-value="Not Allowed">
            <text:p>Not Allowed</text:p>
          </table:table-cell>
          <table:table-cell table:formula="of:=[$StatesAndMethods.$J$6]" office:value-type="string" office:string-value="Illegal">
            <text:p>Illegal</text:p>
          </table:table-cell>
          <table:table-cell table:content-validation-name="val1" table:formula="of:=[$StatesAndMethods.$K$6]" office:value-type="string" office:string-value="Not Allowed">
            <text:p>Not Allowed</text:p>
          </table:table-cell>
          <table:table-cell table:formula="of:=[$StatesAndMethods.$L$6]" office:value-type="string" office:string-value="Illegal">
            <text:p>Illegal</text:p>
          </table:table-cell>
          <table:table-cell table:content-validation-name="val1" table:formula="of:=[$StatesAndMethods.$M$6]" office:value-type="string" office:string-value="Not Allowed">
            <text:p>Not Allowed</text:p>
          </table:table-cell>
          <table:table-cell table:formula="of:=[$StatesAndMethods.$N$6]" office:value-type="string" office:string-value="Illegal">
            <text:p>Illegal</text:p>
          </table:table-cell>
          <table:table-cell table:formula="of:=&quot;protected void &quot;&amp;[.A6]&amp;&quot;CheckStates(){&quot;" office:value-type="string" office:string-value="protected void clsChnlCheckStates(){">
            <text:p>protected void clsChnl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6]=&quot;Illegal&quot;; &quot;throw new CumExcpIllegalSeshStatus(seshName, seshStatus.name());&quot;; IF([.C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6]=&quot;Illegal&quot;; &quot;throw new CumExcpIllegalSeshStatus(seshName, seshStatus.name());&quot;; IF([.E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6]=&quot;Illegal&quot;; &quot;throw new CumExcpIllegalSeshStatus(seshName, seshStatus.name());&quot;; IF([.G6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6]=&quot;Illegal&quot;; &quot;throw new CumExcpIllegalSeshStatus(seshName, seshStatus.name());&quot;; IF([.I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6]=&quot;Illegal&quot;; &quot;throw new CumExcpIllegalSeshStatus(seshName, seshStatus.name());&quot;; IF([.K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6]=&quot;Illegal&quot;; &quot;throw new CumExcpIllegalSeshStatus(seshName, seshStatus.name());&quot;; IF([.M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6];[.O6];[.P6];[.Q6];[.R6];[.S6];[.T6];[.U6];[.V6];[.W6];[.X6];[.Y6];[.Z6];[.AA6];[.AB6];[.AC6];[.AD6];[.AE6];[.AF6];[.AG6])" office:value-type="string" office:string-value="protected void cls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">
            <text:p>protected void cls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</text:p>
          </table:table-cell>
        </table:table-row>
        <table:table-row table:style-name="ro3">
          <table:table-cell table:style-name="ce15" table:formula="of:=[$StatesAndMethods.$B$7]" office:value-type="string" office:string-value="sendChnlCmd">
            <text:p>sendChnlCmd</text:p>
          </table:table-cell>
          <table:table-cell table:style-name="ce22" table:content-validation-name="val1" table:formula="of:=[$StatesAndMethods.$C$7]" office:value-type="string" office:string-value="Not Allowed">
            <text:p>Not Allowed</text:p>
          </table:table-cell>
          <table:table-cell table:style-name="ce22" table:formula="of:=[$StatesAndMethods.$D$7]" office:value-type="string" office:string-value="Illegal">
            <text:p>Illegal</text:p>
          </table:table-cell>
          <table:table-cell table:style-name="ce22" table:content-validation-name="val1" table:formula="of:=[$StatesAndMethods.$E$7]" office:value-type="string" office:string-value="Not Allowed">
            <text:p>Not Allowed</text:p>
          </table:table-cell>
          <table:table-cell table:style-name="ce22" table:formula="of:=[$StatesAndMethods.$F$7]" office:value-type="string" office:string-value="Illegal">
            <text:p>Illegal</text:p>
          </table:table-cell>
          <table:table-cell table:style-name="ce21" table:content-validation-name="val1" table:formula="of:=[$StatesAndMethods.$G$7]" office:value-type="string" office:string-value="Allowed">
            <text:p>Allowed</text:p>
          </table:table-cell>
          <table:table-cell table:style-name="ce22" table:formula="of:=[$StatesAndMethods.$H$7]">
            <text:p/>
          </table:table-cell>
          <table:table-cell table:style-name="ce22" table:content-validation-name="val1" table:formula="of:=[$StatesAndMethods.$I$7]" office:value-type="string" office:string-value="Not Allowed">
            <text:p>Not Allowed</text:p>
          </table:table-cell>
          <table:table-cell table:style-name="ce22" table:formula="of:=[$StatesAndMethods.$J$7]" office:value-type="string" office:string-value="Illegal">
            <text:p>Illegal</text:p>
          </table:table-cell>
          <table:table-cell table:style-name="ce22" table:content-validation-name="val1" table:formula="of:=[$StatesAndMethods.$K$7]" office:value-type="string" office:string-value="Not Allowed">
            <text:p>Not Allowed</text:p>
          </table:table-cell>
          <table:table-cell table:style-name="ce22" table:formula="of:=[$StatesAndMethods.$L$7]" office:value-type="string" office:string-value="Illegal">
            <text:p>Illegal</text:p>
          </table:table-cell>
          <table:table-cell table:style-name="ce22" table:content-validation-name="val1" table:formula="of:=[$StatesAndMethods.$M$7]" office:value-type="string" office:string-value="Not Allowed">
            <text:p>Not Allowed</text:p>
          </table:table-cell>
          <table:table-cell table:style-name="ce22" table:formula="of:=[$StatesAndMethods.$N$7]" office:value-type="string" office:string-value="Illegal">
            <text:p>Illegal</text:p>
          </table:table-cell>
          <table:table-cell table:formula="of:=&quot;protected void &quot;&amp;[.A7]&amp;&quot;CheckStates(){&quot;" office:value-type="string" office:string-value="protected void sendChnlCmdCheckStates(){">
            <text:p>protected void sendChnlCmd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7]=&quot;Illegal&quot;; &quot;throw new CumExcpIllegalSeshStatus(seshName, seshStatus.name());&quot;; IF([.C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7]=&quot;Illegal&quot;; &quot;throw new CumExcpIllegalSeshStatus(seshName, seshStatus.name());&quot;; IF([.E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7]=&quot;Illegal&quot;; &quot;throw new CumExcpIllegalSeshStatus(seshName, seshStatus.name());&quot;; IF([.G7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7]=&quot;Illegal&quot;; &quot;throw new CumExcpIllegalSeshStatus(seshName, seshStatus.name());&quot;; IF([.I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7]=&quot;Illegal&quot;; &quot;throw new CumExcpIllegalSeshStatus(seshName, seshStatus.name());&quot;; IF([.K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7]=&quot;Illegal&quot;; &quot;throw new CumExcpIllegalSeshStatus(seshName, seshStatus.name());&quot;; IF([.M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7];[.O7];[.P7];[.Q7];[.R7];[.S7];[.T7];[.U7];[.V7];[.W7];[.X7];[.Y7];[.Z7];[.AA7];[.AB7];[.AC7];[.AD7];[.AE7];[.AF7];[.AG7])" office:value-type="string" office:string-value="protected void sendChnlCmd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">
            <text:p>protected void sendChnlCmd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llegalSeshStatus(seshName, seshStatus.name());}else if(seshStatus == SeshStatus.clsed){throw new CumExcpIllegalSeshStatus(seshName, seshStatus.name());}else if(seshStatus == SeshStatus.discned){throw new CumExcpIllegalSeshStatus(seshName, seshStatus.name());}}</text:p>
          </table:table-cell>
        </table:table-row>
        <table:table-row table:style-name="ro3">
          <table:table-cell table:formula="of:=[$StatesAndMethods.$B$8]" office:value-type="string" office:string-value="clsChnlRslt">
            <text:p>clsChnlRslt</text:p>
          </table:table-cell>
          <table:table-cell table:content-validation-name="val1" table:formula="of:=[$StatesAndMethods.$C$8]" office:value-type="string" office:string-value="Should not happen">
            <text:p>Should not happen</text:p>
          </table:table-cell>
          <table:table-cell table:formula="of:=[$StatesAndMethods.$D$8]" office:value-type="string" office:string-value="Illegal">
            <text:p>Illegal</text:p>
          </table:table-cell>
          <table:table-cell table:content-validation-name="val1" table:formula="of:=[$StatesAndMethods.$E$8]" office:value-type="string" office:string-value="Should not happen">
            <text:p>Should not happen</text:p>
          </table:table-cell>
          <table:table-cell table:formula="of:=[$StatesAndMethods.$F$8]" office:value-type="string" office:string-value="Illegal">
            <text:p>Illegal</text:p>
          </table:table-cell>
          <table:table-cell table:content-validation-name="val1" table:formula="of:=[$StatesAndMethods.$G$8]" office:value-type="string" office:string-value="Normal">
            <text:p>Normal</text:p>
          </table:table-cell>
          <table:table-cell table:formula="of:=[$StatesAndMethods.$H$8]">
            <text:p/>
          </table:table-cell>
          <table:table-cell table:content-validation-name="val1" table:formula="of:=[$StatesAndMethods.$I$8]" office:value-type="string" office:string-value="Could Happen">
            <text:p>Could Happen</text:p>
          </table:table-cell>
          <table:table-cell table:formula="of:=[$StatesAndMethods.$J$8]" office:value-type="string" office:string-value="Ignore">
            <text:p>Ignore</text:p>
          </table:table-cell>
          <table:table-cell table:content-validation-name="val1" table:formula="of:=[$StatesAndMethods.$K$8]" office:value-type="string" office:string-value="Should Not Happen">
            <text:p>Should Not Happen</text:p>
          </table:table-cell>
          <table:table-cell table:formula="of:=[$StatesAndMethods.$L$8]" office:value-type="string" office:string-value="Illegal">
            <text:p>Illegal</text:p>
          </table:table-cell>
          <table:table-cell table:content-validation-name="val1" table:formula="of:=[$StatesAndMethods.$M$8]" office:value-type="string" office:string-value="Could Happen">
            <text:p>Could Happen</text:p>
          </table:table-cell>
          <table:table-cell table:formula="of:=[$StatesAndMethods.$N$8]" office:value-type="string" office:string-value="Ignore">
            <text:p>Ignore</text:p>
          </table:table-cell>
          <table:table-cell table:formula="of:=&quot;protected void &quot;&amp;[.A8]&amp;&quot;CheckStates(){&quot;" office:value-type="string" office:string-value="protected void clsChnlRsltCheckStates(){">
            <text:p>protected void clsChnlRslt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8]=&quot;Illegal&quot;; &quot;throw new CumExcpIllegalSeshStatus(seshName, seshStatus.name());&quot;; IF([.C8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8]=&quot;Illegal&quot;; &quot;throw new CumExcpIllegalSeshStatus(seshName, seshStatus.name());&quot;; IF([.E8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8]=&quot;Illegal&quot;; &quot;throw new CumExcpIllegalSeshStatus(seshName, seshStatus.name());&quot;; IF([.G8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8]=&quot;Illegal&quot;; &quot;throw new CumExcpIllegalSeshStatus(seshName, seshStatus.name());&quot;; IF([.I8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8]=&quot;Illegal&quot;; &quot;throw new CumExcpIllegalSeshStatus(seshName, seshStatus.name());&quot;; IF([.K8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8]=&quot;Illegal&quot;; &quot;throw new CumExcpIllegalSeshStatus(seshName, seshStatus.name());&quot;; IF([.M8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8];[.O8];[.P8];[.Q8];[.R8];[.S8];[.T8];[.U8];[.V8];[.W8];[.X8];[.Y8];[.Z8];[.AA8];[.AB8];[.AC8];[.AD8];[.AE8];[.AF8];[.AG8])" office:value-type="string" office:string-value="protected void clsChnlRslt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llegalSeshStatus(seshName, seshStatus.name());}else if(seshStatus == SeshStatus.discned){throw new CumExcpIgnoreSeshStatus(seshName, seshStatus.name());}}">
            <text:p>protected void clsChnlRslt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llegal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9]" office:value-type="string" office:string-value="clsSeshRslt">
            <text:p>clsSeshRslt</text:p>
          </table:table-cell>
          <table:table-cell table:content-validation-name="val1" table:formula="of:=[$StatesAndMethods.$C$9]" office:value-type="string" office:string-value="Should not happen">
            <text:p>Should not happen</text:p>
          </table:table-cell>
          <table:table-cell table:formula="of:=[$StatesAndMethods.$D$9]" office:value-type="string" office:string-value="Illegal">
            <text:p>Illegal</text:p>
          </table:table-cell>
          <table:table-cell table:content-validation-name="val1" table:formula="of:=[$StatesAndMethods.$E$9]" office:value-type="string" office:string-value="Should not happen">
            <text:p>Should not happen</text:p>
          </table:table-cell>
          <table:table-cell table:formula="of:=[$StatesAndMethods.$F$9]" office:value-type="string" office:string-value="Illegal">
            <text:p>Illegal</text:p>
          </table:table-cell>
          <table:table-cell table:style-name="ce20" table:content-validation-name="val1" table:formula="of:=[$StatesAndMethods.$G$9]" office:value-type="string" office:string-value="Should not happen">
            <text:p>Should not happen</text:p>
          </table:table-cell>
          <table:table-cell table:formula="of:=[$StatesAndMethods.$H$9]" office:value-type="string" office:string-value="Illegal">
            <text:p>Illegal</text:p>
          </table:table-cell>
          <table:table-cell table:style-name="ce26" table:content-validation-name="val1" table:formula="of:=[$StatesAndMethods.$I$9]" office:value-type="string" office:string-value="Normal">
            <text:p>Normal</text:p>
          </table:table-cell>
          <table:table-cell table:formula="of:=[$StatesAndMethods.$J$9]">
            <text:p/>
          </table:table-cell>
          <table:table-cell table:content-validation-name="val1" table:formula="of:=[$StatesAndMethods.$K$9]" office:value-type="string" office:string-value="Should not happen">
            <text:p>Should not happen</text:p>
          </table:table-cell>
          <table:table-cell table:formula="of:=[$StatesAndMethods.$L$9]" office:value-type="string" office:string-value="Illegal">
            <text:p>Illegal</text:p>
          </table:table-cell>
          <table:table-cell table:content-validation-name="val1" table:formula="of:=[$StatesAndMethods.$M$9]" office:value-type="string" office:string-value="Could Happen">
            <text:p>Could Happen</text:p>
          </table:table-cell>
          <table:table-cell table:formula="of:=[$StatesAndMethods.$N$9]" office:value-type="string" office:string-value="Ignore">
            <text:p>Ignore</text:p>
          </table:table-cell>
          <table:table-cell table:formula="of:=&quot;protected void &quot;&amp;[.A9]&amp;&quot;CheckStates(){&quot;" office:value-type="string" office:string-value="protected void clsSeshRsltCheckStates(){">
            <text:p>protected void clsSeshRslt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9]=&quot;Illegal&quot;; &quot;throw new CumExcpIllegalSeshStatus(seshName, seshStatus.name());&quot;; IF([.C9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9]=&quot;Illegal&quot;; &quot;throw new CumExcpIllegalSeshStatus(seshName, seshStatus.name());&quot;; IF([.E9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9]=&quot;Illegal&quot;; &quot;throw new CumExcpIllegalSeshStatus(seshName, seshStatus.name());&quot;; IF([.G9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9]=&quot;Illegal&quot;; &quot;throw new CumExcpIllegalSeshStatus(seshName, seshStatus.name());&quot;; IF([.I9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9]=&quot;Illegal&quot;; &quot;throw new CumExcpIllegalSeshStatus(seshName, seshStatus.name());&quot;; IF([.K9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9]=&quot;Illegal&quot;; &quot;throw new CumExcpIllegalSeshStatus(seshName, seshStatus.name());&quot;; IF([.M9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9];[.O9];[.P9];[.Q9];[.R9];[.S9];[.T9];[.U9];[.V9];[.W9];[.X9];[.Y9];[.Z9];[.AA9];[.AB9];[.AC9];[.AD9];[.AE9];[.AF9];[.AG9])" office:value-type="string" office:string-value="protected void clsSeshRsltCheckStates(){if(seshStatus == SeshStatus.init){throw new CumExcpIllegalSeshStatus(seshName, seshStatus.name());}else if(seshStatus == SeshStatus.reging){throw new CumExcpIllegalSeshStatus(seshName, seshStatus.name());}else if(seshStatus == SeshStatus.reged){throw new CumExcpIllegalSeshStatus(seshName, seshStatus.name());}else if(seshStatus == SeshStatus.clsing){}else if(seshStatus == SeshStatus.clsed){throw new CumExcpIllegalSeshStatus(seshName, seshStatus.name());}else if(seshStatus == SeshStatus.discned){throw new CumExcpIgnoreSeshStatus(seshName, seshStatus.name());}}">
            <text:p>protected void clsSeshRsltCheckStates(){if(seshStatus == SeshStatus.init){throw new CumExcpIllegalSeshStatus(seshName, seshStatus.name());}else if(seshStatus == SeshStatus.reging){throw new CumExcpIllegalSeshStatus(seshName, seshStatus.name());}else if(seshStatus == SeshStatus.reged){throw new CumExcpIllegalSeshStatus(seshName, seshStatus.name());}else if(seshStatus == SeshStatus.clsing){}else if(seshStatus == SeshStatus.clsed){throw new CumExcpIllegal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0]" office:value-type="string" office:string-value="regChnlRslt">
            <text:p>regChnlRslt</text:p>
          </table:table-cell>
          <table:table-cell table:content-validation-name="val1" table:formula="of:=[$StatesAndMethods.$C$10]" office:value-type="string" office:string-value="Should not happen">
            <text:p>Should not happen</text:p>
          </table:table-cell>
          <table:table-cell table:formula="of:=[$StatesAndMethods.$D$10]" office:value-type="string" office:string-value="Illegal">
            <text:p>Illegal</text:p>
          </table:table-cell>
          <table:table-cell table:content-validation-name="val1" table:formula="of:=[$StatesAndMethods.$E$10]" office:value-type="string" office:string-value="Should not happen">
            <text:p>Should not happen</text:p>
          </table:table-cell>
          <table:table-cell table:formula="of:=[$StatesAndMethods.$F$10]" office:value-type="string" office:string-value="Illegal">
            <text:p>Illegal</text:p>
          </table:table-cell>
          <table:table-cell table:content-validation-name="val1" table:formula="of:=[$StatesAndMethods.$G$10]" office:value-type="string" office:string-value="Normal">
            <text:p>Normal</text:p>
          </table:table-cell>
          <table:table-cell table:formula="of:=[$StatesAndMethods.$H$10]">
            <text:p/>
          </table:table-cell>
          <table:table-cell table:content-validation-name="val1" table:formula="of:=[$StatesAndMethods.$I$10]" office:value-type="string" office:string-value="Could Happen">
            <text:p>Could Happen</text:p>
          </table:table-cell>
          <table:table-cell table:formula="of:=[$StatesAndMethods.$J$10]" office:value-type="string" office:string-value="Ignore">
            <text:p>Ignore</text:p>
          </table:table-cell>
          <table:table-cell table:content-validation-name="val1" table:formula="of:=[$StatesAndMethods.$K$10]" office:value-type="string" office:string-value="Could Happen">
            <text:p>Could Happen</text:p>
          </table:table-cell>
          <table:table-cell table:formula="of:=[$StatesAndMethods.$L$10]" office:value-type="string" office:string-value="Ignore">
            <text:p>Ignore</text:p>
          </table:table-cell>
          <table:table-cell table:content-validation-name="val1" table:formula="of:=[$StatesAndMethods.$M$10]" office:value-type="string" office:string-value="Could Happen">
            <text:p>Could Happen</text:p>
          </table:table-cell>
          <table:table-cell table:formula="of:=[$StatesAndMethods.$N$10]" office:value-type="string" office:string-value="Ignore">
            <text:p>Ignore</text:p>
          </table:table-cell>
          <table:table-cell table:formula="of:=&quot;protected void &quot;&amp;[.A10]&amp;&quot;CheckStates(){&quot;" office:value-type="string" office:string-value="protected void regChnlRsltCheckStates(){">
            <text:p>protected void regChnlRslt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0]=&quot;Illegal&quot;; &quot;throw new CumExcpIllegalSeshStatus(seshName, seshStatus.name());&quot;; IF([.C10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0]=&quot;Illegal&quot;; &quot;throw new CumExcpIllegalSeshStatus(seshName, seshStatus.name());&quot;; IF([.E10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0]=&quot;Illegal&quot;; &quot;throw new CumExcpIllegalSeshStatus(seshName, seshStatus.name());&quot;; IF([.G10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0]=&quot;Illegal&quot;; &quot;throw new CumExcpIllegalSeshStatus(seshName, seshStatus.name());&quot;; IF([.I10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0]=&quot;Illegal&quot;; &quot;throw new CumExcpIllegalSeshStatus(seshName, seshStatus.name());&quot;; IF([.K10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0]=&quot;Illegal&quot;; &quot;throw new CumExcpIllegalSeshStatus(seshName, seshStatus.name());&quot;; IF([.M10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0];[.O10];[.P10];[.Q10];[.R10];[.S10];[.T10];[.U10];[.V10];[.W10];[.X10];[.Y10];[.Z10];[.AA10];[.AB10];[.AC10];[.AD10];[.AE10];[.AF10];[.AG10])" office:value-type="string" office:string-value="protected void regChnlRslt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regChnlRslt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style-name="ce15" table:formula="of:=[$StatesAndMethods.$B$11]" office:value-type="string" office:string-value="regSeshRslt">
            <text:p>regSeshRslt</text:p>
          </table:table-cell>
          <table:table-cell table:style-name="ce22" table:content-validation-name="val1" table:formula="of:=[$StatesAndMethods.$C$11]" office:value-type="string" office:string-value="Should not happen">
            <text:p>Should not happen</text:p>
          </table:table-cell>
          <table:table-cell table:style-name="ce22" table:formula="of:=[$StatesAndMethods.$D$11]" office:value-type="string" office:string-value="Illegal">
            <text:p>Illegal</text:p>
          </table:table-cell>
          <table:table-cell table:style-name="ce21" table:content-validation-name="val1" table:formula="of:=[$StatesAndMethods.$E$11]" office:value-type="string" office:string-value="Normal">
            <text:p>Normal</text:p>
          </table:table-cell>
          <table:table-cell table:style-name="ce22" table:formula="of:=[$StatesAndMethods.$F$11]">
            <text:p/>
          </table:table-cell>
          <table:table-cell table:style-name="ce22" table:content-validation-name="val1" table:formula="of:=[$StatesAndMethods.$G$11]" office:value-type="string" office:string-value="Should not happen">
            <text:p>Should not happen</text:p>
          </table:table-cell>
          <table:table-cell table:style-name="ce22" table:formula="of:=[$StatesAndMethods.$H$11]" office:value-type="string" office:string-value="Illegal">
            <text:p>Illegal</text:p>
          </table:table-cell>
          <table:table-cell table:style-name="ce22" table:content-validation-name="val1" table:formula="of:=[$StatesAndMethods.$I$11]" office:value-type="string" office:string-value="Should not happen">
            <text:p>Should not happen</text:p>
          </table:table-cell>
          <table:table-cell table:style-name="ce22" table:formula="of:=[$StatesAndMethods.$J$11]" office:value-type="string" office:string-value="Illegal">
            <text:p>Illegal</text:p>
          </table:table-cell>
          <table:table-cell table:style-name="ce22" table:content-validation-name="val1" table:formula="of:=[$StatesAndMethods.$K$11]" office:value-type="string" office:string-value="Should not happen">
            <text:p>Should not happen</text:p>
          </table:table-cell>
          <table:table-cell table:style-name="ce22" table:formula="of:=[$StatesAndMethods.$L$11]" office:value-type="string" office:string-value="Illegal">
            <text:p>Illegal</text:p>
          </table:table-cell>
          <table:table-cell table:style-name="ce22" table:content-validation-name="val1" table:formula="of:=[$StatesAndMethods.$M$11]" office:value-type="string" office:string-value="Could Happen">
            <text:p>Could Happen</text:p>
          </table:table-cell>
          <table:table-cell table:style-name="ce22" table:formula="of:=[$StatesAndMethods.$N$11]" office:value-type="string" office:string-value="Ignore">
            <text:p>Ignore</text:p>
          </table:table-cell>
          <table:table-cell table:formula="of:=&quot;protected void &quot;&amp;[.A11]&amp;&quot;CheckStates(){&quot;" office:value-type="string" office:string-value="protected void regSeshRsltCheckStates(){">
            <text:p>protected void regSeshRslt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1]=&quot;Illegal&quot;; &quot;throw new CumExcpIllegalSeshStatus(seshName, seshStatus.name());&quot;; IF([.C11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1]=&quot;Illegal&quot;; &quot;throw new CumExcpIllegalSeshStatus(seshName, seshStatus.name());&quot;; IF([.E11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1]=&quot;Illegal&quot;; &quot;throw new CumExcpIllegalSeshStatus(seshName, seshStatus.name());&quot;; IF([.G11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1]=&quot;Illegal&quot;; &quot;throw new CumExcpIllegalSeshStatus(seshName, seshStatus.name());&quot;; IF([.I11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1]=&quot;Illegal&quot;; &quot;throw new CumExcpIllegalSeshStatus(seshName, seshStatus.name());&quot;; IF([.K11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1]=&quot;Illegal&quot;; &quot;throw new CumExcpIllegalSeshStatus(seshName, seshStatus.name());&quot;; IF([.M11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1];[.O11];[.P11];[.Q11];[.R11];[.S11];[.T11];[.U11];[.V11];[.W11];[.X11];[.Y11];[.Z11];[.AA11];[.AB11];[.AC11];[.AD11];[.AE11];[.AF11];[.AG11])" office:value-type="string" office:string-value="protected void regSeshRsltCheckStates(){if(seshStatus == SeshStatus.init){throw new CumExcpIllegalSeshStatus(seshName, seshStatus.name());}else if(seshStatus == SeshStatus.reging){}else if(seshStatus == SeshStatus.reged){throw new CumExcpIllegalSeshStatus(seshName, seshStatus.name());}else if(seshStatus == SeshStatus.clsing){throw new CumExcpIllegalSeshStatus(seshName, seshStatus.name());}else if(seshStatus == SeshStatus.clsed){throw new CumExcpIllegalSeshStatus(seshName, seshStatus.name());}else if(seshStatus == SeshStatus.discned){throw new CumExcpIgnoreSeshStatus(seshName, seshStatus.name());}}">
            <text:p>protected void regSeshRsltCheckStates(){if(seshStatus == SeshStatus.init){throw new CumExcpIllegalSeshStatus(seshName, seshStatus.name());}else if(seshStatus == SeshStatus.reging){}else if(seshStatus == SeshStatus.reged){throw new CumExcpIllegalSeshStatus(seshName, seshStatus.name());}else if(seshStatus == SeshStatus.clsing){throw new CumExcpIllegalSeshStatus(seshName, seshStatus.name());}else if(seshStatus == SeshStatus.clsed){throw new CumExcpIllegal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2]" office:value-type="string" office:string-value="audDiscned">
            <text:p>audDiscned</text:p>
          </table:table-cell>
          <table:table-cell table:content-validation-name="val1" table:formula="of:=[$StatesAndMethods.$C$12]" office:value-type="string" office:string-value="Should not happen">
            <text:p>Should not happen</text:p>
          </table:table-cell>
          <table:table-cell table:formula="of:=[$StatesAndMethods.$D$12]" office:value-type="string" office:string-value="Illegal">
            <text:p>Illegal</text:p>
          </table:table-cell>
          <table:table-cell table:style-name="ce24" table:content-validation-name="val1" table:formula="of:=[$StatesAndMethods.$E$12]" office:value-type="string" office:string-value="Barely Happen">
            <text:p>Barely Happen</text:p>
          </table:table-cell>
          <table:table-cell table:formula="of:=[$StatesAndMethods.$F$12]">
            <text:p/>
          </table:table-cell>
          <table:table-cell table:content-validation-name="val1" table:formula="of:=[$StatesAndMethods.$G$12]" office:value-type="string" office:string-value="Normal">
            <text:p>Normal</text:p>
          </table:table-cell>
          <table:table-cell table:formula="of:=[$StatesAndMethods.$H$12]">
            <text:p/>
          </table:table-cell>
          <table:table-cell table:content-validation-name="val1" table:formula="of:=[$StatesAndMethods.$I$12]" office:value-type="string" office:string-value="Could Happen">
            <text:p>Could Happen</text:p>
          </table:table-cell>
          <table:table-cell table:formula="of:=[$StatesAndMethods.$J$12]" office:value-type="string" office:string-value="Ignore">
            <text:p>Ignore</text:p>
          </table:table-cell>
          <table:table-cell table:content-validation-name="val1" table:formula="of:=[$StatesAndMethods.$K$12]" office:value-type="string" office:string-value="Could Happen">
            <text:p>Could Happen</text:p>
          </table:table-cell>
          <table:table-cell table:formula="of:=[$StatesAndMethods.$L$12]" office:value-type="string" office:string-value="Ignore">
            <text:p>Ignore</text:p>
          </table:table-cell>
          <table:table-cell table:content-validation-name="val1" table:formula="of:=[$StatesAndMethods.$M$12]" office:value-type="string" office:string-value="Could Happen">
            <text:p>Could Happen</text:p>
          </table:table-cell>
          <table:table-cell table:formula="of:=[$StatesAndMethods.$N$12]" office:value-type="string" office:string-value="Ignore">
            <text:p>Ignore</text:p>
          </table:table-cell>
          <table:table-cell table:formula="of:=&quot;protected void &quot;&amp;[.A12]&amp;&quot;CheckStates(){&quot;" office:value-type="string" office:string-value="protected void audDiscnedCheckStates(){">
            <text:p>protected void audDiscned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2]=&quot;Illegal&quot;; &quot;throw new CumExcpIllegalSeshStatus(seshName, seshStatus.name());&quot;; IF([.C12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2]=&quot;Illegal&quot;; &quot;throw new CumExcpIllegalSeshStatus(seshName, seshStatus.name());&quot;; IF([.E12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2]=&quot;Illegal&quot;; &quot;throw new CumExcpIllegalSeshStatus(seshName, seshStatus.name());&quot;; IF([.G12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2]=&quot;Illegal&quot;; &quot;throw new CumExcpIllegalSeshStatus(seshName, seshStatus.name());&quot;; IF([.I12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2]=&quot;Illegal&quot;; &quot;throw new CumExcpIllegalSeshStatus(seshName, seshStatus.name());&quot;; IF([.K12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2]=&quot;Illegal&quot;; &quot;throw new CumExcpIllegalSeshStatus(seshName, seshStatus.name());&quot;; IF([.M12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2];[.O12];[.P12];[.Q12];[.R12];[.S12];[.T12];[.U12];[.V12];[.W12];[.X12];[.Y12];[.Z12];[.AA12];[.AB12];[.AC12];[.AD12];[.AE12];[.AF12];[.AG12])" office:value-type="string" office:string-value="protected void audDiscned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Discned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style-name="ce16" table:formula="of:=[$StatesAndMethods.$B$13]" office:value-type="string" office:string-value="audJoinedChnl">
            <text:p>audJoinedChnl</text:p>
          </table:table-cell>
          <table:table-cell table:content-validation-name="val1" table:formula="of:=[$StatesAndMethods.$C$13]" office:value-type="string" office:string-value="Should not happen">
            <text:p>Should not happen</text:p>
          </table:table-cell>
          <table:table-cell table:formula="of:=[$StatesAndMethods.$D$13]" office:value-type="string" office:string-value="Illegal">
            <text:p>Illegal</text:p>
          </table:table-cell>
          <table:table-cell table:style-name="ce24" table:content-validation-name="val1" table:formula="of:=[$StatesAndMethods.$E$13]" office:value-type="string" office:string-value="Should Not Happen">
            <text:p>Should Not Happen</text:p>
          </table:table-cell>
          <table:table-cell table:formula="of:=[$StatesAndMethods.$F$13]" office:value-type="string" office:string-value="Illegal">
            <text:p>Illegal</text:p>
          </table:table-cell>
          <table:table-cell table:content-validation-name="val1" table:formula="of:=[$StatesAndMethods.$G$13]" office:value-type="string" office:string-value="Normal">
            <text:p>Normal</text:p>
          </table:table-cell>
          <table:table-cell table:formula="of:=[$StatesAndMethods.$H$13]">
            <text:p/>
          </table:table-cell>
          <table:table-cell table:content-validation-name="val1" table:formula="of:=[$StatesAndMethods.$I$13]" office:value-type="string" office:string-value="Could Happen">
            <text:p>Could Happen</text:p>
          </table:table-cell>
          <table:table-cell table:formula="of:=[$StatesAndMethods.$J$13]" office:value-type="string" office:string-value="Ignore">
            <text:p>Ignore</text:p>
          </table:table-cell>
          <table:table-cell table:content-validation-name="val1" table:formula="of:=[$StatesAndMethods.$K$13]" office:value-type="string" office:string-value="Could Happen">
            <text:p>Could Happen</text:p>
          </table:table-cell>
          <table:table-cell table:formula="of:=[$StatesAndMethods.$L$13]" office:value-type="string" office:string-value="Ignore">
            <text:p>Ignore</text:p>
          </table:table-cell>
          <table:table-cell table:content-validation-name="val1" table:formula="of:=[$StatesAndMethods.$M$13]" office:value-type="string" office:string-value="Could Happen">
            <text:p>Could Happen</text:p>
          </table:table-cell>
          <table:table-cell table:formula="of:=[$StatesAndMethods.$N$13]" office:value-type="string" office:string-value="Ignore">
            <text:p>Ignore</text:p>
          </table:table-cell>
          <table:table-cell table:formula="of:=&quot;protected void &quot;&amp;[.A13]&amp;&quot;CheckStates(){&quot;" office:value-type="string" office:string-value="protected void audJoinedChnlCheckStates(){">
            <text:p>protected void audJoinedChnl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3]=&quot;Illegal&quot;; &quot;throw new CumExcpIllegalSeshStatus(seshName, seshStatus.name());&quot;; IF([.C1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3]=&quot;Illegal&quot;; &quot;throw new CumExcpIllegalSeshStatus(seshName, seshStatus.name());&quot;; IF([.E13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3]=&quot;Illegal&quot;; &quot;throw new CumExcpIllegalSeshStatus(seshName, seshStatus.name());&quot;; IF([.G13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3]=&quot;Illegal&quot;; &quot;throw new CumExcpIllegalSeshStatus(seshName, seshStatus.name());&quot;; IF([.I13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3]=&quot;Illegal&quot;; &quot;throw new CumExcpIllegalSeshStatus(seshName, seshStatus.name());&quot;; IF([.K13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3]=&quot;Illegal&quot;; &quot;throw new CumExcpIllegalSeshStatus(seshName, seshStatus.name());&quot;; IF([.M13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3];[.O13];[.P13];[.Q13];[.R13];[.S13];[.T13];[.U13];[.V13];[.W13];[.X13];[.Y13];[.Z13];[.AA13];[.AB13];[.AC13];[.AD13];[.AE13];[.AF13];[.AG13])" office:value-type="string" office:string-value="protected void audJoined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Joined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4]" office:value-type="string" office:string-value="audJoinedSesh">
            <text:p>audJoinedSesh</text:p>
          </table:table-cell>
          <table:table-cell table:content-validation-name="val1" table:formula="of:=[$StatesAndMethods.$C$14]" office:value-type="string" office:string-value="Should not happen">
            <text:p>Should not happen</text:p>
          </table:table-cell>
          <table:table-cell table:formula="of:=[$StatesAndMethods.$D$14]" office:value-type="string" office:string-value="Illegal">
            <text:p>Illegal</text:p>
          </table:table-cell>
          <table:table-cell table:style-name="ce24" table:content-validation-name="val1" table:formula="of:=[$StatesAndMethods.$E$14]" office:value-type="string" office:string-value="Barely Happen">
            <text:p>Barely Happen</text:p>
          </table:table-cell>
          <table:table-cell table:formula="of:=[$StatesAndMethods.$F$14]">
            <text:p/>
          </table:table-cell>
          <table:table-cell table:content-validation-name="val1" table:formula="of:=[$StatesAndMethods.$G$14]" office:value-type="string" office:string-value="Normal">
            <text:p>Normal</text:p>
          </table:table-cell>
          <table:table-cell table:formula="of:=[$StatesAndMethods.$H$14]">
            <text:p/>
          </table:table-cell>
          <table:table-cell table:content-validation-name="val1" table:formula="of:=[$StatesAndMethods.$I$14]" office:value-type="string" office:string-value="Could Happen">
            <text:p>Could Happen</text:p>
          </table:table-cell>
          <table:table-cell table:formula="of:=[$StatesAndMethods.$J$14]" office:value-type="string" office:string-value="Ignore">
            <text:p>Ignore</text:p>
          </table:table-cell>
          <table:table-cell table:content-validation-name="val1" table:formula="of:=[$StatesAndMethods.$K$14]" office:value-type="string" office:string-value="Could Happen">
            <text:p>Could Happen</text:p>
          </table:table-cell>
          <table:table-cell table:formula="of:=[$StatesAndMethods.$L$14]" office:value-type="string" office:string-value="Ignore">
            <text:p>Ignore</text:p>
          </table:table-cell>
          <table:table-cell table:content-validation-name="val1" table:formula="of:=[$StatesAndMethods.$M$14]" office:value-type="string" office:string-value="Could Happen">
            <text:p>Could Happen</text:p>
          </table:table-cell>
          <table:table-cell table:formula="of:=[$StatesAndMethods.$N$14]" office:value-type="string" office:string-value="Ignore">
            <text:p>Ignore</text:p>
          </table:table-cell>
          <table:table-cell table:formula="of:=&quot;protected void &quot;&amp;[.A14]&amp;&quot;CheckStates(){&quot;" office:value-type="string" office:string-value="protected void audJoinedSeshCheckStates(){">
            <text:p>protected void audJoinedSesh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4]=&quot;Illegal&quot;; &quot;throw new CumExcpIllegalSeshStatus(seshName, seshStatus.name());&quot;; IF([.C14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4]=&quot;Illegal&quot;; &quot;throw new CumExcpIllegalSeshStatus(seshName, seshStatus.name());&quot;; IF([.E14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4]=&quot;Illegal&quot;; &quot;throw new CumExcpIllegalSeshStatus(seshName, seshStatus.name());&quot;; IF([.G14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4]=&quot;Illegal&quot;; &quot;throw new CumExcpIllegalSeshStatus(seshName, seshStatus.name());&quot;; IF([.I14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4]=&quot;Illegal&quot;; &quot;throw new CumExcpIllegalSeshStatus(seshName, seshStatus.name());&quot;; IF([.K14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4]=&quot;Illegal&quot;; &quot;throw new CumExcpIllegalSeshStatus(seshName, seshStatus.name());&quot;; IF([.M14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4];[.O14];[.P14];[.Q14];[.R14];[.S14];[.T14];[.U14];[.V14];[.W14];[.X14];[.Y14];[.Z14];[.AA14];[.AB14];[.AC14];[.AD14];[.AE14];[.AF14];[.AG14])" office:value-type="string" office:string-value="protected void audJoinedSesh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JoinedSesh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5]" office:value-type="string" office:string-value="audLftChnl">
            <text:p>audLftChnl</text:p>
          </table:table-cell>
          <table:table-cell table:content-validation-name="val1" table:formula="of:=[$StatesAndMethods.$C$15]" office:value-type="string" office:string-value="Should not happen">
            <text:p>Should not happen</text:p>
          </table:table-cell>
          <table:table-cell table:formula="of:=[$StatesAndMethods.$D$15]" office:value-type="string" office:string-value="Illegal">
            <text:p>Illegal</text:p>
          </table:table-cell>
          <table:table-cell table:style-name="ce24" table:content-validation-name="val1" table:formula="of:=[$StatesAndMethods.$E$15]" office:value-type="string" office:string-value="Should Not Happen">
            <text:p>Should Not Happen</text:p>
          </table:table-cell>
          <table:table-cell table:formula="of:=[$StatesAndMethods.$F$15]" office:value-type="string" office:string-value="Illegal">
            <text:p>Illegal</text:p>
          </table:table-cell>
          <table:table-cell table:content-validation-name="val1" table:formula="of:=[$StatesAndMethods.$G$15]" office:value-type="string" office:string-value="Normal">
            <text:p>Normal</text:p>
          </table:table-cell>
          <table:table-cell table:formula="of:=[$StatesAndMethods.$H$15]">
            <text:p/>
          </table:table-cell>
          <table:table-cell table:content-validation-name="val1" table:formula="of:=[$StatesAndMethods.$I$15]" office:value-type="string" office:string-value="Could Happen">
            <text:p>Could Happen</text:p>
          </table:table-cell>
          <table:table-cell table:formula="of:=[$StatesAndMethods.$J$15]" office:value-type="string" office:string-value="Ignore">
            <text:p>Ignore</text:p>
          </table:table-cell>
          <table:table-cell table:content-validation-name="val1" table:formula="of:=[$StatesAndMethods.$K$15]" office:value-type="string" office:string-value="Could Happen">
            <text:p>Could Happen</text:p>
          </table:table-cell>
          <table:table-cell table:formula="of:=[$StatesAndMethods.$L$15]" office:value-type="string" office:string-value="Ignore">
            <text:p>Ignore</text:p>
          </table:table-cell>
          <table:table-cell table:content-validation-name="val1" table:formula="of:=[$StatesAndMethods.$M$15]" office:value-type="string" office:string-value="Could Happen">
            <text:p>Could Happen</text:p>
          </table:table-cell>
          <table:table-cell table:formula="of:=[$StatesAndMethods.$N$15]" office:value-type="string" office:string-value="Ignore">
            <text:p>Ignore</text:p>
          </table:table-cell>
          <table:table-cell table:formula="of:=&quot;protected void &quot;&amp;[.A15]&amp;&quot;CheckStates(){&quot;" office:value-type="string" office:string-value="protected void audLftChnlCheckStates(){">
            <text:p>protected void audLftChnl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5]=&quot;Illegal&quot;; &quot;throw new CumExcpIllegalSeshStatus(seshName, seshStatus.name());&quot;; IF([.C1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5]=&quot;Illegal&quot;; &quot;throw new CumExcpIllegalSeshStatus(seshName, seshStatus.name());&quot;; IF([.E15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5]=&quot;Illegal&quot;; &quot;throw new CumExcpIllegalSeshStatus(seshName, seshStatus.name());&quot;; IF([.G15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5]=&quot;Illegal&quot;; &quot;throw new CumExcpIllegalSeshStatus(seshName, seshStatus.name());&quot;; IF([.I15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5]=&quot;Illegal&quot;; &quot;throw new CumExcpIllegalSeshStatus(seshName, seshStatus.name());&quot;; IF([.K15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5]=&quot;Illegal&quot;; &quot;throw new CumExcpIllegalSeshStatus(seshName, seshStatus.name());&quot;; IF([.M15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5];[.O15];[.P15];[.Q15];[.R15];[.S15];[.T15];[.U15];[.V15];[.W15];[.X15];[.Y15];[.Z15];[.AA15];[.AB15];[.AC15];[.AD15];[.AE15];[.AF15];[.AG15])" office:value-type="string" office:string-value="protected void audLft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Lft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6]" office:value-type="string" office:string-value="audLftSesh">
            <text:p>audLftSesh</text:p>
          </table:table-cell>
          <table:table-cell table:content-validation-name="val1" table:formula="of:=[$StatesAndMethods.$C$16]" office:value-type="string" office:string-value="Should not happen">
            <text:p>Should not happen</text:p>
          </table:table-cell>
          <table:table-cell table:formula="of:=[$StatesAndMethods.$D$16]" office:value-type="string" office:string-value="Illegal">
            <text:p>Illegal</text:p>
          </table:table-cell>
          <table:table-cell table:style-name="ce24" table:content-validation-name="val1" table:formula="of:=[$StatesAndMethods.$E$16]" office:value-type="string" office:string-value="Barely Happen">
            <text:p>Barely Happen</text:p>
          </table:table-cell>
          <table:table-cell table:formula="of:=[$StatesAndMethods.$F$16]">
            <text:p/>
          </table:table-cell>
          <table:table-cell table:content-validation-name="val1" table:formula="of:=[$StatesAndMethods.$G$16]" office:value-type="string" office:string-value="Normal">
            <text:p>Normal</text:p>
          </table:table-cell>
          <table:table-cell table:formula="of:=[$StatesAndMethods.$H$16]">
            <text:p/>
          </table:table-cell>
          <table:table-cell table:content-validation-name="val1" table:formula="of:=[$StatesAndMethods.$I$16]" office:value-type="string" office:string-value="Could Happen">
            <text:p>Could Happen</text:p>
          </table:table-cell>
          <table:table-cell table:formula="of:=[$StatesAndMethods.$J$16]" office:value-type="string" office:string-value="Ignore">
            <text:p>Ignore</text:p>
          </table:table-cell>
          <table:table-cell table:content-validation-name="val1" table:formula="of:=[$StatesAndMethods.$K$16]" office:value-type="string" office:string-value="Could Happen">
            <text:p>Could Happen</text:p>
          </table:table-cell>
          <table:table-cell table:formula="of:=[$StatesAndMethods.$L$16]" office:value-type="string" office:string-value="Ignore">
            <text:p>Ignore</text:p>
          </table:table-cell>
          <table:table-cell table:content-validation-name="val1" table:formula="of:=[$StatesAndMethods.$M$16]" office:value-type="string" office:string-value="Could Happen">
            <text:p>Could Happen</text:p>
          </table:table-cell>
          <table:table-cell table:formula="of:=[$StatesAndMethods.$N$16]" office:value-type="string" office:string-value="Ignore">
            <text:p>Ignore</text:p>
          </table:table-cell>
          <table:table-cell table:formula="of:=&quot;protected void &quot;&amp;[.A16]&amp;&quot;CheckStates(){&quot;" office:value-type="string" office:string-value="protected void audLftSeshCheckStates(){">
            <text:p>protected void audLftSesh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6]=&quot;Illegal&quot;; &quot;throw new CumExcpIllegalSeshStatus(seshName, seshStatus.name());&quot;; IF([.C16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6]=&quot;Illegal&quot;; &quot;throw new CumExcpIllegalSeshStatus(seshName, seshStatus.name());&quot;; IF([.E16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6]=&quot;Illegal&quot;; &quot;throw new CumExcpIllegalSeshStatus(seshName, seshStatus.name());&quot;; IF([.G16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6]=&quot;Illegal&quot;; &quot;throw new CumExcpIllegalSeshStatus(seshName, seshStatus.name());&quot;; IF([.I16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6]=&quot;Illegal&quot;; &quot;throw new CumExcpIllegalSeshStatus(seshName, seshStatus.name());&quot;; IF([.K16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6]=&quot;Illegal&quot;; &quot;throw new CumExcpIllegalSeshStatus(seshName, seshStatus.name());&quot;; IF([.M16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6];[.O16];[.P16];[.Q16];[.R16];[.S16];[.T16];[.U16];[.V16];[.W16];[.X16];[.Y16];[.Z16];[.AA16];[.AB16];[.AC16];[.AD16];[.AE16];[.AF16];[.AG16])" office:value-type="string" office:string-value="protected void audLftSesh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LftSeshCheckStates(){if(seshStatus == SeshStatus.init){throw new CumExcpIllegalSeshStatus(seshName, seshStatus.name());}else if(seshStatus == SeshStatus.reging){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formula="of:=[$StatesAndMethods.$B$17]" office:value-type="string" office:string-value="audRjctedChnl">
            <text:p>audRjctedChnl</text:p>
          </table:table-cell>
          <table:table-cell table:content-validation-name="val1" table:formula="of:=[$StatesAndMethods.$C$17]" office:value-type="string" office:string-value="Should not happen">
            <text:p>Should not happen</text:p>
          </table:table-cell>
          <table:table-cell table:formula="of:=[$StatesAndMethods.$D$17]" office:value-type="string" office:string-value="Illegal">
            <text:p>Illegal</text:p>
          </table:table-cell>
          <table:table-cell table:style-name="ce24" table:content-validation-name="val1" table:formula="of:=[$StatesAndMethods.$E$17]" office:value-type="string" office:string-value="Should Not Happen">
            <text:p>Should Not Happen</text:p>
          </table:table-cell>
          <table:table-cell table:formula="of:=[$StatesAndMethods.$F$17]" office:value-type="string" office:string-value="Illegal">
            <text:p>Illegal</text:p>
          </table:table-cell>
          <table:table-cell table:content-validation-name="val1" table:formula="of:=[$StatesAndMethods.$G$17]" office:value-type="string" office:string-value="Normal">
            <text:p>Normal</text:p>
          </table:table-cell>
          <table:table-cell table:formula="of:=[$StatesAndMethods.$H$17]">
            <text:p/>
          </table:table-cell>
          <table:table-cell table:content-validation-name="val1" table:formula="of:=[$StatesAndMethods.$I$17]" office:value-type="string" office:string-value="Could Happen">
            <text:p>Could Happen</text:p>
          </table:table-cell>
          <table:table-cell table:formula="of:=[$StatesAndMethods.$J$17]" office:value-type="string" office:string-value="Ignore">
            <text:p>Ignore</text:p>
          </table:table-cell>
          <table:table-cell table:content-validation-name="val1" table:formula="of:=[$StatesAndMethods.$K$17]" office:value-type="string" office:string-value="Could Happen">
            <text:p>Could Happen</text:p>
          </table:table-cell>
          <table:table-cell table:formula="of:=[$StatesAndMethods.$L$17]" office:value-type="string" office:string-value="Ignore">
            <text:p>Ignore</text:p>
          </table:table-cell>
          <table:table-cell table:content-validation-name="val1" table:formula="of:=[$StatesAndMethods.$M$17]" office:value-type="string" office:string-value="Could Happen">
            <text:p>Could Happen</text:p>
          </table:table-cell>
          <table:table-cell table:formula="of:=[$StatesAndMethods.$N$17]" office:value-type="string" office:string-value="Ignore">
            <text:p>Ignore</text:p>
          </table:table-cell>
          <table:table-cell table:formula="of:=&quot;protected void &quot;&amp;[.A17]&amp;&quot;CheckStates(){&quot;" office:value-type="string" office:string-value="protected void audRjctedChnlCheckStates(){">
            <text:p>protected void audRjctedChnl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7]=&quot;Illegal&quot;; &quot;throw new CumExcpIllegalSeshStatus(seshName, seshStatus.name());&quot;; IF([.C1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7]=&quot;Illegal&quot;; &quot;throw new CumExcpIllegalSeshStatus(seshName, seshStatus.name());&quot;; IF([.E17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7]=&quot;Illegal&quot;; &quot;throw new CumExcpIllegalSeshStatus(seshName, seshStatus.name());&quot;; IF([.G17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7]=&quot;Illegal&quot;; &quot;throw new CumExcpIllegalSeshStatus(seshName, seshStatus.name());&quot;; IF([.I17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7]=&quot;Illegal&quot;; &quot;throw new CumExcpIllegalSeshStatus(seshName, seshStatus.name());&quot;; IF([.K17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7]=&quot;Illegal&quot;; &quot;throw new CumExcpIllegalSeshStatus(seshName, seshStatus.name());&quot;; IF([.M17]=&quot;Ignore&quot;; &quot;throw new CumExcpIgnoreSeshStatus(seshName, seshStatus.name());&quot;; &quot;&quot;))" office:value-type="string" office:string-value="throw new CumExcpIgnoreSeshStatus(seshName, seshStatus.name());">
            <text:p>throw new CumExcpIgnore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7];[.O17];[.P17];[.Q17];[.R17];[.S17];[.T17];[.U17];[.V17];[.W17];[.X17];[.Y17];[.Z17];[.AA17];[.AB17];[.AC17];[.AD17];[.AE17];[.AF17];[.AG17])" office:value-type="string" office:string-value="protected void audRjcted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">
            <text:p>protected void audRjctedChnlCheckStates(){if(seshStatus == SeshStatus.init){throw new CumExcpIllegalSeshStatus(seshName, seshStatus.name());}else if(seshStatus == SeshStatus.reging){throw new CumExcpIllegalSeshStatus(seshName, seshStatus.name());}else if(seshStatus == SeshStatus.reged){}else if(seshStatus == SeshStatus.clsing){throw new CumExcpIgnoreSeshStatus(seshName, seshStatus.name());}else if(seshStatus == SeshStatus.clsed){throw new CumExcpIgnoreSeshStatus(seshName, seshStatus.name());}else if(seshStatus == SeshStatus.discned){throw new CumExcpIgnoreSeshStatus(seshName, seshStatus.name());}}</text:p>
          </table:table-cell>
        </table:table-row>
        <table:table-row table:style-name="ro3">
          <table:table-cell table:style-name="ce15" table:formula="of:=[$StatesAndMethods.$B$18]" office:value-type="string" office:string-value="discned">
            <text:p>discned</text:p>
          </table:table-cell>
          <table:table-cell table:style-name="ce22" table:content-validation-name="val1" table:formula="of:=[$StatesAndMethods.$C$18]" office:value-type="string" office:string-value="Should not happen">
            <text:p>Should not happen</text:p>
          </table:table-cell>
          <table:table-cell table:style-name="ce22" table:formula="of:=[$StatesAndMethods.$D$18]" office:value-type="string" office:string-value="Illegal">
            <text:p>Illegal</text:p>
          </table:table-cell>
          <table:table-cell table:style-name="ce21" table:content-validation-name="val1" table:formula="of:=[$StatesAndMethods.$E$18]" office:value-type="string" office:string-value="Normal">
            <text:p>Normal</text:p>
          </table:table-cell>
          <table:table-cell table:style-name="ce22" table:formula="of:=[$StatesAndMethods.$F$18]">
            <text:p/>
          </table:table-cell>
          <table:table-cell table:style-name="ce21" table:content-validation-name="val1" table:formula="of:=[$StatesAndMethods.$G$18]" office:value-type="string" office:string-value="Normal">
            <text:p>Normal</text:p>
          </table:table-cell>
          <table:table-cell table:style-name="ce22" table:formula="of:=[$StatesAndMethods.$H$18]">
            <text:p/>
          </table:table-cell>
          <table:table-cell table:style-name="ce21" table:content-validation-name="val1" table:formula="of:=[$StatesAndMethods.$I$18]" office:value-type="string" office:string-value="Normal">
            <text:p>Normal</text:p>
          </table:table-cell>
          <table:table-cell table:style-name="ce22" table:formula="of:=[$StatesAndMethods.$J$18]">
            <text:p/>
          </table:table-cell>
          <table:table-cell table:style-name="ce21" table:content-validation-name="val1" table:formula="of:=[$StatesAndMethods.$K$18]" office:value-type="string" office:string-value="Normal">
            <text:p>Normal</text:p>
          </table:table-cell>
          <table:table-cell table:style-name="ce22" table:formula="of:=[$StatesAndMethods.$L$18]">
            <text:p/>
          </table:table-cell>
          <table:table-cell table:style-name="ce22" table:content-validation-name="val1" table:formula="of:=[$StatesAndMethods.$M$18]" office:value-type="string" office:string-value="Should not happen">
            <text:p>Should not happen</text:p>
          </table:table-cell>
          <table:table-cell table:style-name="ce22" table:formula="of:=[$StatesAndMethods.$N$18]" office:value-type="string" office:string-value="Illegal">
            <text:p>Illegal</text:p>
          </table:table-cell>
          <table:table-cell table:formula="of:=&quot;protected void &quot;&amp;[.A18]&amp;&quot;CheckStates(){&quot;" office:value-type="string" office:string-value="protected void discnedCheckStates(){">
            <text:p>protected void discnedCheckStates(){</text:p>
          </table:table-cell>
          <table:table-cell table:formula="of:=&quot;if(seshStatus == SeshStatus.init){&quot;" office:value-type="string" office:string-value="if(seshStatus == SeshStatus.init){">
            <text:p>if(seshStatus == SeshStatus.init){</text:p>
          </table:table-cell>
          <table:table-cell table:formula="of:=IF([.C18]=&quot;Illegal&quot;; &quot;throw new CumExcpIllegalSeshStatus(seshName, seshStatus.name());&quot;; IF([.C18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office:value-type="string">
            <text:p>}</text:p>
          </table:table-cell>
          <table:table-cell table:formula="of:=&quot;else if(seshStatus == SeshStatus.reging){&quot;" office:value-type="string" office:string-value="else if(seshStatus == SeshStatus.reging){">
            <text:p>else if(seshStatus == SeshStatus.reging){</text:p>
          </table:table-cell>
          <table:table-cell table:formula="of:=IF([.E18]=&quot;Illegal&quot;; &quot;throw new CumExcpIllegalSeshStatus(seshName, seshStatus.name());&quot;; IF([.E18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reged){&quot;" office:value-type="string" office:string-value="else if(seshStatus == SeshStatus.reged){">
            <text:p>else if(seshStatus == SeshStatus.reged){</text:p>
          </table:table-cell>
          <table:table-cell table:formula="of:=IF([.G18]=&quot;Illegal&quot;; &quot;throw new CumExcpIllegalSeshStatus(seshName, seshStatus.name());&quot;; IF([.G18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ing){&quot;" office:value-type="string" office:string-value="else if(seshStatus == SeshStatus.clsing){">
            <text:p>else if(seshStatus == SeshStatus.clsing){</text:p>
          </table:table-cell>
          <table:table-cell table:formula="of:=IF([.I18]=&quot;Illegal&quot;; &quot;throw new CumExcpIllegalSeshStatus(seshName, seshStatus.name());&quot;; IF([.I18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clsed){&quot;" office:value-type="string" office:string-value="else if(seshStatus == SeshStatus.clsed){">
            <text:p>else if(seshStatus == SeshStatus.clsed){</text:p>
          </table:table-cell>
          <table:table-cell table:formula="of:=IF([.K18]=&quot;Illegal&quot;; &quot;throw new CumExcpIllegalSeshStatus(seshName, seshStatus.name());&quot;; IF([.K18]=&quot;Ignore&quot;; &quot;throw new CumExcpIgnoreSeshStatus(seshName, seshStatus.name());&quot;; &quot;&quot;))">
            <text:p/>
          </table:table-cell>
          <table:table-cell office:value-type="string">
            <text:p>}</text:p>
          </table:table-cell>
          <table:table-cell table:formula="of:=&quot;else if(seshStatus == SeshStatus.discned){&quot;" office:value-type="string" office:string-value="else if(seshStatus == SeshStatus.discned){">
            <text:p>else if(seshStatus == SeshStatus.discned){</text:p>
          </table:table-cell>
          <table:table-cell table:formula="of:=IF([.M18]=&quot;Illegal&quot;; &quot;throw new CumExcpIllegalSeshStatus(seshName, seshStatus.name());&quot;; IF([.M18]=&quot;Ignore&quot;; &quot;throw new CumExcpIgnoreSeshStatus(seshName, seshStatus.name());&quot;; &quot;&quot;))" office:value-type="string" office:string-value="throw new CumExcpIllegalSeshStatus(seshName, seshStatus.name());">
            <text:p>throw new CumExcpIllegalSeshStatus(seshName, seshStatus.name());</text:p>
          </table:table-cell>
          <table:table-cell table:number-columns-repeated="2" office:value-type="string">
            <text:p>}</text:p>
          </table:table-cell>
          <table:table-cell table:formula="of:=CONCATENATE([.N18];[.O18];[.P18];[.Q18];[.R18];[.S18];[.T18];[.U18];[.V18];[.W18];[.X18];[.Y18];[.Z18];[.AA18];[.AB18];[.AC18];[.AD18];[.AE18];[.AF18];[.AG18])" office:value-type="string" office:string-value="protected void discnedCheckStates(){if(seshStatus == SeshStatus.init){throw new CumExcpIllegalSeshStatus(seshName, seshStatus.name());}else if(seshStatus == SeshStatus.reging){}else if(seshStatus == SeshStatus.reged){}else if(seshStatus == SeshStatus.clsing){}else if(seshStatus == SeshStatus.clsed){}else if(seshStatus == SeshStatus.discned){throw new CumExcpIllegalSeshStatus(seshName, seshStatus.name());}}">
            <text:p>protected void discnedCheckStates(){if(seshStatus == SeshStatus.init){throw new CumExcpIllegalSeshStatus(seshName, seshStatus.name());}else if(seshStatus == SeshStatus.reging){}else if(seshStatus == SeshStatus.reged){}else if(seshStatus == SeshStatus.clsing){}else if(seshStatus == SeshStatus.clsed){}else if(seshStatus == SeshStatus.discned){throw new CumExcpIllegalSeshStatus(seshName, seshStatus.name());}}</text:p>
          </table:table-cell>
        </table:table-row>
      </table:table>
      <table:table table:name="TestMethods" table:style-name="ta1">
        <table:table-column table:style-name="co2" table:default-cell-style-name="ce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3">
          <table:table-cell/>
          <table:table-cell office:value-type="string">
            <text:p>INIT</text:p>
          </table:table-cell>
          <table:table-cell office:value-type="string">
            <text:p>REGING</text:p>
          </table:table-cell>
          <table:table-cell office:value-type="string">
            <text:p>REGED</text:p>
          </table:table-cell>
          <table:table-cell office:value-type="string">
            <text:p>CLSING</text:p>
          </table:table-cell>
          <table:table-cell office:value-type="string">
            <text:p>CLSED</text:p>
          </table:table-cell>
          <table:table-cell office:value-type="string">
            <text:p>DISCNED</text:p>
          </table:table-cell>
          <table:table-cell/>
        </table:table-row>
        <table:table-row table:style-name="ro3">
          <table:table-cell office:value-type="string">
            <text:p>clsSesh</text:p>
          </table:table-cell>
          <table:table-cell table:formula="of:=&quot;@Test public void TEST_&quot;&amp;[.$A2]&amp;&quot;_&quot;&amp;[.B$1]&amp;&quot;(){fail(&quot;&quot;&quot;&quot;);}&quot;" office:value-type="string" office:string-value="@Test public void TEST_clsSesh_INIT(){fail(&quot;&quot;);}">
            <text:p>@Test public void TEST_clsSesh_INIT(){fail("");}</text:p>
          </table:table-cell>
          <table:table-cell table:formula="of:=&quot;@Test public void TEST_&quot;&amp;[.$A2]&amp;&quot;_&quot;&amp;[.C$1]&amp;&quot;(){fail(&quot;&quot;&quot;&quot;);}&quot;" office:value-type="string" office:string-value="@Test public void TEST_clsSesh_REGING(){fail(&quot;&quot;);}">
            <text:p>@Test public void TEST_clsSesh_REGING(){fail("");}</text:p>
          </table:table-cell>
          <table:table-cell table:formula="of:=&quot;@Test public void TEST_&quot;&amp;[.$A2]&amp;&quot;_&quot;&amp;[.D$1]&amp;&quot;(){fail(&quot;&quot;&quot;&quot;);}&quot;" office:value-type="string" office:string-value="@Test public void TEST_clsSesh_REGED(){fail(&quot;&quot;);}">
            <text:p>@Test public void TEST_clsSesh_REGED(){fail("");}</text:p>
          </table:table-cell>
          <table:table-cell table:formula="of:=&quot;@Test public void TEST_&quot;&amp;[.$A2]&amp;&quot;_&quot;&amp;[.E$1]&amp;&quot;(){fail(&quot;&quot;&quot;&quot;);}&quot;" office:value-type="string" office:string-value="@Test public void TEST_clsSesh_CLSING(){fail(&quot;&quot;);}">
            <text:p>@Test public void TEST_clsSesh_CLSING(){fail("");}</text:p>
          </table:table-cell>
          <table:table-cell table:formula="of:=&quot;@Test public void TEST_&quot;&amp;[.$A2]&amp;&quot;_&quot;&amp;[.F$1]&amp;&quot;(){fail(&quot;&quot;&quot;&quot;);}&quot;" office:value-type="string" office:string-value="@Test public void TEST_clsSesh_CLSED(){fail(&quot;&quot;);}">
            <text:p>@Test public void TEST_clsSesh_CLSED(){fail("");}</text:p>
          </table:table-cell>
          <table:table-cell table:formula="of:=&quot;@Test public void TEST_&quot;&amp;[.$A2]&amp;&quot;_&quot;&amp;[.G$1]&amp;&quot;(){fail(&quot;&quot;&quot;&quot;);}&quot;" office:value-type="string" office:string-value="@Test public void TEST_clsSesh_DISCNED(){fail(&quot;&quot;);}">
            <text:p>@Test public void TEST_clsSesh_DISCNED(){fail("");}</text:p>
          </table:table-cell>
          <table:table-cell table:formula="of:=CONCATENATE([.B2];[.C2];[.D2];[.E2];[.F2];[.G2])" office:value-type="string" office:string-value="@Test public void TEST_clsSesh_INIT(){fail(&quot;&quot;);}@Test public void TEST_clsSesh_REGING(){fail(&quot;&quot;);}@Test public void TEST_clsSesh_REGED(){fail(&quot;&quot;);}@Test public void TEST_clsSesh_CLSING(){fail(&quot;&quot;);}@Test public void TEST_clsSesh_CLSED(){fail(&quot;&quot;);}@Test public void TEST_clsSesh_DISCNED(){fail(&quot;&quot;);}">
            <text:p>@Test public void TEST_clsSesh_INIT(){fail("");}@Test public void TEST_clsSesh_REGING(){fail("");}@Test public void TEST_clsSesh_REGED(){fail("");}@Test public void TEST_clsSesh_CLSING(){fail("");}@Test public void TEST_clsSesh_CLSED(){fail("");}@Test public void TEST_clsSesh_DISCNED(){fail("");}</text:p>
          </table:table-cell>
        </table:table-row>
        <table:table-row table:style-name="ro3">
          <table:table-cell office:value-type="string">
            <text:p>regChnl</text:p>
          </table:table-cell>
          <table:table-cell table:formula="of:=&quot;@Test public void TEST_&quot;&amp;[.$A3]&amp;&quot;_&quot;&amp;[.B$1]&amp;&quot;(){fail(&quot;&quot;&quot;&quot;);}&quot;" office:value-type="string" office:string-value="@Test public void TEST_regChnl_INIT(){fail(&quot;&quot;);}">
            <text:p>@Test public void TEST_regChnl_INIT(){fail("");}</text:p>
          </table:table-cell>
          <table:table-cell table:formula="of:=&quot;@Test public void TEST_&quot;&amp;[.$A3]&amp;&quot;_&quot;&amp;[.C$1]&amp;&quot;(){fail(&quot;&quot;&quot;&quot;);}&quot;" office:value-type="string" office:string-value="@Test public void TEST_regChnl_REGING(){fail(&quot;&quot;);}">
            <text:p>@Test public void TEST_regChnl_REGING(){fail("");}</text:p>
          </table:table-cell>
          <table:table-cell table:formula="of:=&quot;@Test public void TEST_&quot;&amp;[.$A3]&amp;&quot;_&quot;&amp;[.D$1]&amp;&quot;(){fail(&quot;&quot;&quot;&quot;);}&quot;" office:value-type="string" office:string-value="@Test public void TEST_regChnl_REGED(){fail(&quot;&quot;);}">
            <text:p>@Test public void TEST_regChnl_REGED(){fail("");}</text:p>
          </table:table-cell>
          <table:table-cell table:formula="of:=&quot;@Test public void TEST_&quot;&amp;[.$A3]&amp;&quot;_&quot;&amp;[.E$1]&amp;&quot;(){fail(&quot;&quot;&quot;&quot;);}&quot;" office:value-type="string" office:string-value="@Test public void TEST_regChnl_CLSING(){fail(&quot;&quot;);}">
            <text:p>@Test public void TEST_regChnl_CLSING(){fail("");}</text:p>
          </table:table-cell>
          <table:table-cell table:formula="of:=&quot;@Test public void TEST_&quot;&amp;[.$A3]&amp;&quot;_&quot;&amp;[.F$1]&amp;&quot;(){fail(&quot;&quot;&quot;&quot;);}&quot;" office:value-type="string" office:string-value="@Test public void TEST_regChnl_CLSED(){fail(&quot;&quot;);}">
            <text:p>@Test public void TEST_regChnl_CLSED(){fail("");}</text:p>
          </table:table-cell>
          <table:table-cell table:formula="of:=&quot;@Test public void TEST_&quot;&amp;[.$A3]&amp;&quot;_&quot;&amp;[.G$1]&amp;&quot;(){fail(&quot;&quot;&quot;&quot;);}&quot;" office:value-type="string" office:string-value="@Test public void TEST_regChnl_DISCNED(){fail(&quot;&quot;);}">
            <text:p>@Test public void TEST_regChnl_DISCNED(){fail("");}</text:p>
          </table:table-cell>
          <table:table-cell table:formula="of:=CONCATENATE([.B3];[.C3];[.D3];[.E3];[.F3];[.G3])" office:value-type="string" office:string-value="@Test public void TEST_regChnl_INIT(){fail(&quot;&quot;);}@Test public void TEST_regChnl_REGING(){fail(&quot;&quot;);}@Test public void TEST_regChnl_REGED(){fail(&quot;&quot;);}@Test public void TEST_regChnl_CLSING(){fail(&quot;&quot;);}@Test public void TEST_regChnl_CLSED(){fail(&quot;&quot;);}@Test public void TEST_regChnl_DISCNED(){fail(&quot;&quot;);}">
            <text:p>@Test public void TEST_regChnl_INIT(){fail("");}@Test public void TEST_regChnl_REGING(){fail("");}@Test public void TEST_regChnl_REGED(){fail("");}@Test public void TEST_regChnl_CLSING(){fail("");}@Test public void TEST_regChnl_CLSED(){fail("");}@Test public void TEST_regChnl_DISCNED(){fail("");}</text:p>
          </table:table-cell>
        </table:table-row>
        <table:table-row table:style-name="ro3">
          <table:table-cell table:style-name="ce9" office:value-type="string">
            <text:p>regSesh</text:p>
          </table:table-cell>
          <table:table-cell table:formula="of:=&quot;@Test public void TEST_&quot;&amp;[.$A4]&amp;&quot;_&quot;&amp;[.B$1]&amp;&quot;(){fail(&quot;&quot;&quot;&quot;);}&quot;" office:value-type="string" office:string-value="@Test public void TEST_regSesh_INIT(){fail(&quot;&quot;);}">
            <text:p>@Test public void TEST_regSesh_INIT(){fail("");}</text:p>
          </table:table-cell>
          <table:table-cell table:formula="of:=&quot;@Test public void TEST_&quot;&amp;[.$A4]&amp;&quot;_&quot;&amp;[.C$1]&amp;&quot;(){fail(&quot;&quot;&quot;&quot;);}&quot;" office:value-type="string" office:string-value="@Test public void TEST_regSesh_REGING(){fail(&quot;&quot;);}">
            <text:p>@Test public void TEST_regSesh_REGING(){fail("");}</text:p>
          </table:table-cell>
          <table:table-cell table:formula="of:=&quot;@Test public void TEST_&quot;&amp;[.$A4]&amp;&quot;_&quot;&amp;[.D$1]&amp;&quot;(){fail(&quot;&quot;&quot;&quot;);}&quot;" office:value-type="string" office:string-value="@Test public void TEST_regSesh_REGED(){fail(&quot;&quot;);}">
            <text:p>@Test public void TEST_regSesh_REGED(){fail("");}</text:p>
          </table:table-cell>
          <table:table-cell table:formula="of:=&quot;@Test public void TEST_&quot;&amp;[.$A4]&amp;&quot;_&quot;&amp;[.E$1]&amp;&quot;(){fail(&quot;&quot;&quot;&quot;);}&quot;" office:value-type="string" office:string-value="@Test public void TEST_regSesh_CLSING(){fail(&quot;&quot;);}">
            <text:p>@Test public void TEST_regSesh_CLSING(){fail("");}</text:p>
          </table:table-cell>
          <table:table-cell table:formula="of:=&quot;@Test public void TEST_&quot;&amp;[.$A4]&amp;&quot;_&quot;&amp;[.F$1]&amp;&quot;(){fail(&quot;&quot;&quot;&quot;);}&quot;" office:value-type="string" office:string-value="@Test public void TEST_regSesh_CLSED(){fail(&quot;&quot;);}">
            <text:p>@Test public void TEST_regSesh_CLSED(){fail("");}</text:p>
          </table:table-cell>
          <table:table-cell table:formula="of:=&quot;@Test public void TEST_&quot;&amp;[.$A4]&amp;&quot;_&quot;&amp;[.G$1]&amp;&quot;(){fail(&quot;&quot;&quot;&quot;);}&quot;" office:value-type="string" office:string-value="@Test public void TEST_regSesh_DISCNED(){fail(&quot;&quot;);}">
            <text:p>@Test public void TEST_regSesh_DISCNED(){fail("");}</text:p>
          </table:table-cell>
          <table:table-cell table:formula="of:=CONCATENATE([.B4];[.C4];[.D4];[.E4];[.F4];[.G4])" office:value-type="string" office:string-value="@Test public void TEST_regSesh_INIT(){fail(&quot;&quot;);}@Test public void TEST_regSesh_REGING(){fail(&quot;&quot;);}@Test public void TEST_regSesh_REGED(){fail(&quot;&quot;);}@Test public void TEST_regSesh_CLSING(){fail(&quot;&quot;);}@Test public void TEST_regSesh_CLSED(){fail(&quot;&quot;);}@Test public void TEST_regSesh_DISCNED(){fail(&quot;&quot;);}">
            <text:p>@Test public void TEST_regSesh_INIT(){fail("");}@Test public void TEST_regSesh_REGING(){fail("");}@Test public void TEST_regSesh_REGED(){fail("");}@Test public void TEST_regSesh_CLSING(){fail("");}@Test public void TEST_regSesh_CLSED(){fail("");}@Test public void TEST_regSesh_DISCNED(){fail("");}</text:p>
          </table:table-cell>
        </table:table-row>
        <table:table-row table:style-name="ro3">
          <table:table-cell office:value-type="string">
            <text:p>clsChnl</text:p>
          </table:table-cell>
          <table:table-cell table:formula="of:=&quot;@Test public void TEST_&quot;&amp;[.$A5]&amp;&quot;_&quot;&amp;[.B$1]&amp;&quot;(){fail(&quot;&quot;&quot;&quot;);}&quot;" office:value-type="string" office:string-value="@Test public void TEST_clsChnl_INIT(){fail(&quot;&quot;);}">
            <text:p>@Test public void TEST_clsChnl_INIT(){fail("");}</text:p>
          </table:table-cell>
          <table:table-cell table:formula="of:=&quot;@Test public void TEST_&quot;&amp;[.$A5]&amp;&quot;_&quot;&amp;[.C$1]&amp;&quot;(){fail(&quot;&quot;&quot;&quot;);}&quot;" office:value-type="string" office:string-value="@Test public void TEST_clsChnl_REGING(){fail(&quot;&quot;);}">
            <text:p>@Test public void TEST_clsChnl_REGING(){fail("");}</text:p>
          </table:table-cell>
          <table:table-cell table:formula="of:=&quot;@Test public void TEST_&quot;&amp;[.$A5]&amp;&quot;_&quot;&amp;[.D$1]&amp;&quot;(){fail(&quot;&quot;&quot;&quot;);}&quot;" office:value-type="string" office:string-value="@Test public void TEST_clsChnl_REGED(){fail(&quot;&quot;);}">
            <text:p>@Test public void TEST_clsChnl_REGED(){fail("");}</text:p>
          </table:table-cell>
          <table:table-cell table:formula="of:=&quot;@Test public void TEST_&quot;&amp;[.$A5]&amp;&quot;_&quot;&amp;[.E$1]&amp;&quot;(){fail(&quot;&quot;&quot;&quot;);}&quot;" office:value-type="string" office:string-value="@Test public void TEST_clsChnl_CLSING(){fail(&quot;&quot;);}">
            <text:p>@Test public void TEST_clsChnl_CLSING(){fail("");}</text:p>
          </table:table-cell>
          <table:table-cell table:formula="of:=&quot;@Test public void TEST_&quot;&amp;[.$A5]&amp;&quot;_&quot;&amp;[.F$1]&amp;&quot;(){fail(&quot;&quot;&quot;&quot;);}&quot;" office:value-type="string" office:string-value="@Test public void TEST_clsChnl_CLSED(){fail(&quot;&quot;);}">
            <text:p>@Test public void TEST_clsChnl_CLSED(){fail("");}</text:p>
          </table:table-cell>
          <table:table-cell table:formula="of:=&quot;@Test public void TEST_&quot;&amp;[.$A5]&amp;&quot;_&quot;&amp;[.G$1]&amp;&quot;(){fail(&quot;&quot;&quot;&quot;);}&quot;" office:value-type="string" office:string-value="@Test public void TEST_clsChnl_DISCNED(){fail(&quot;&quot;);}">
            <text:p>@Test public void TEST_clsChnl_DISCNED(){fail("");}</text:p>
          </table:table-cell>
          <table:table-cell table:formula="of:=CONCATENATE([.B5];[.C5];[.D5];[.E5];[.F5];[.G5])" office:value-type="string" office:string-value="@Test public void TEST_clsChnl_INIT(){fail(&quot;&quot;);}@Test public void TEST_clsChnl_REGING(){fail(&quot;&quot;);}@Test public void TEST_clsChnl_REGED(){fail(&quot;&quot;);}@Test public void TEST_clsChnl_CLSING(){fail(&quot;&quot;);}@Test public void TEST_clsChnl_CLSED(){fail(&quot;&quot;);}@Test public void TEST_clsChnl_DISCNED(){fail(&quot;&quot;);}">
            <text:p>@Test public void TEST_clsChnl_INIT(){fail("");}@Test public void TEST_clsChnl_REGING(){fail("");}@Test public void TEST_clsChnl_REGED(){fail("");}@Test public void TEST_clsChnl_CLSING(){fail("");}@Test public void TEST_clsChnl_CLSED(){fail("");}@Test public void TEST_clsChnl_DISCNED(){fail("");}</text:p>
          </table:table-cell>
        </table:table-row>
        <table:table-row table:style-name="ro3">
          <table:table-cell table:style-name="ce9" office:value-type="string">
            <text:p>sendChnlCmd</text:p>
          </table:table-cell>
          <table:table-cell table:formula="of:=&quot;@Test public void TEST_&quot;&amp;[.$A6]&amp;&quot;_&quot;&amp;[.B$1]&amp;&quot;(){fail(&quot;&quot;&quot;&quot;);}&quot;" office:value-type="string" office:string-value="@Test public void TEST_sendChnlCmd_INIT(){fail(&quot;&quot;);}">
            <text:p>@Test public void TEST_sendChnlCmd_INIT(){fail("");}</text:p>
          </table:table-cell>
          <table:table-cell table:formula="of:=&quot;@Test public void TEST_&quot;&amp;[.$A6]&amp;&quot;_&quot;&amp;[.C$1]&amp;&quot;(){fail(&quot;&quot;&quot;&quot;);}&quot;" office:value-type="string" office:string-value="@Test public void TEST_sendChnlCmd_REGING(){fail(&quot;&quot;);}">
            <text:p>@Test public void TEST_sendChnlCmd_REGING(){fail("");}</text:p>
          </table:table-cell>
          <table:table-cell table:formula="of:=&quot;@Test public void TEST_&quot;&amp;[.$A6]&amp;&quot;_&quot;&amp;[.D$1]&amp;&quot;(){fail(&quot;&quot;&quot;&quot;);}&quot;" office:value-type="string" office:string-value="@Test public void TEST_sendChnlCmd_REGED(){fail(&quot;&quot;);}">
            <text:p>@Test public void TEST_sendChnlCmd_REGED(){fail("");}</text:p>
          </table:table-cell>
          <table:table-cell table:formula="of:=&quot;@Test public void TEST_&quot;&amp;[.$A6]&amp;&quot;_&quot;&amp;[.E$1]&amp;&quot;(){fail(&quot;&quot;&quot;&quot;);}&quot;" office:value-type="string" office:string-value="@Test public void TEST_sendChnlCmd_CLSING(){fail(&quot;&quot;);}">
            <text:p>@Test public void TEST_sendChnlCmd_CLSING(){fail("");}</text:p>
          </table:table-cell>
          <table:table-cell table:formula="of:=&quot;@Test public void TEST_&quot;&amp;[.$A6]&amp;&quot;_&quot;&amp;[.F$1]&amp;&quot;(){fail(&quot;&quot;&quot;&quot;);}&quot;" office:value-type="string" office:string-value="@Test public void TEST_sendChnlCmd_CLSED(){fail(&quot;&quot;);}">
            <text:p>@Test public void TEST_sendChnlCmd_CLSED(){fail("");}</text:p>
          </table:table-cell>
          <table:table-cell table:formula="of:=&quot;@Test public void TEST_&quot;&amp;[.$A6]&amp;&quot;_&quot;&amp;[.G$1]&amp;&quot;(){fail(&quot;&quot;&quot;&quot;);}&quot;" office:value-type="string" office:string-value="@Test public void TEST_sendChnlCmd_DISCNED(){fail(&quot;&quot;);}">
            <text:p>@Test public void TEST_sendChnlCmd_DISCNED(){fail("");}</text:p>
          </table:table-cell>
          <table:table-cell table:formula="of:=CONCATENATE([.B6];[.C6];[.D6];[.E6];[.F6];[.G6])" office:value-type="string" office:string-value="@Test public void TEST_sendChnlCmd_INIT(){fail(&quot;&quot;);}@Test public void TEST_sendChnlCmd_REGING(){fail(&quot;&quot;);}@Test public void TEST_sendChnlCmd_REGED(){fail(&quot;&quot;);}@Test public void TEST_sendChnlCmd_CLSING(){fail(&quot;&quot;);}@Test public void TEST_sendChnlCmd_CLSED(){fail(&quot;&quot;);}@Test public void TEST_sendChnlCmd_DISCNED(){fail(&quot;&quot;);}">
            <text:p>@Test public void TEST_sendChnlCmd_INIT(){fail("");}@Test public void TEST_sendChnlCmd_REGING(){fail("");}@Test public void TEST_sendChnlCmd_REGED(){fail("");}@Test public void TEST_sendChnlCmd_CLSING(){fail("");}@Test public void TEST_sendChnlCmd_CLSED(){fail("");}@Test public void TEST_sendChnlCmd_DISCNED(){fail("");}</text:p>
          </table:table-cell>
        </table:table-row>
        <table:table-row table:style-name="ro3">
          <table:table-cell office:value-type="string">
            <text:p>clsChnlRslt</text:p>
          </table:table-cell>
          <table:table-cell table:formula="of:=&quot;@Test public void TEST_&quot;&amp;[.$A7]&amp;&quot;_&quot;&amp;[.B$1]&amp;&quot;(){fail(&quot;&quot;&quot;&quot;);}&quot;" office:value-type="string" office:string-value="@Test public void TEST_clsChnlRslt_INIT(){fail(&quot;&quot;);}">
            <text:p>@Test public void TEST_clsChnlRslt_INIT(){fail("");}</text:p>
          </table:table-cell>
          <table:table-cell table:formula="of:=&quot;@Test public void TEST_&quot;&amp;[.$A7]&amp;&quot;_&quot;&amp;[.C$1]&amp;&quot;(){fail(&quot;&quot;&quot;&quot;);}&quot;" office:value-type="string" office:string-value="@Test public void TEST_clsChnlRslt_REGING(){fail(&quot;&quot;);}">
            <text:p>@Test public void TEST_clsChnlRslt_REGING(){fail("");}</text:p>
          </table:table-cell>
          <table:table-cell table:formula="of:=&quot;@Test public void TEST_&quot;&amp;[.$A7]&amp;&quot;_&quot;&amp;[.D$1]&amp;&quot;(){fail(&quot;&quot;&quot;&quot;);}&quot;" office:value-type="string" office:string-value="@Test public void TEST_clsChnlRslt_REGED(){fail(&quot;&quot;);}">
            <text:p>@Test public void TEST_clsChnlRslt_REGED(){fail("");}</text:p>
          </table:table-cell>
          <table:table-cell table:formula="of:=&quot;@Test public void TEST_&quot;&amp;[.$A7]&amp;&quot;_&quot;&amp;[.E$1]&amp;&quot;(){fail(&quot;&quot;&quot;&quot;);}&quot;" office:value-type="string" office:string-value="@Test public void TEST_clsChnlRslt_CLSING(){fail(&quot;&quot;);}">
            <text:p>@Test public void TEST_clsChnlRslt_CLSING(){fail("");}</text:p>
          </table:table-cell>
          <table:table-cell table:formula="of:=&quot;@Test public void TEST_&quot;&amp;[.$A7]&amp;&quot;_&quot;&amp;[.F$1]&amp;&quot;(){fail(&quot;&quot;&quot;&quot;);}&quot;" office:value-type="string" office:string-value="@Test public void TEST_clsChnlRslt_CLSED(){fail(&quot;&quot;);}">
            <text:p>@Test public void TEST_clsChnlRslt_CLSED(){fail("");}</text:p>
          </table:table-cell>
          <table:table-cell table:formula="of:=&quot;@Test public void TEST_&quot;&amp;[.$A7]&amp;&quot;_&quot;&amp;[.G$1]&amp;&quot;(){fail(&quot;&quot;&quot;&quot;);}&quot;" office:value-type="string" office:string-value="@Test public void TEST_clsChnlRslt_DISCNED(){fail(&quot;&quot;);}">
            <text:p>@Test public void TEST_clsChnlRslt_DISCNED(){fail("");}</text:p>
          </table:table-cell>
          <table:table-cell table:formula="of:=CONCATENATE([.B7];[.C7];[.D7];[.E7];[.F7];[.G7])" office:value-type="string" office:string-value="@Test public void TEST_clsChnlRslt_INIT(){fail(&quot;&quot;);}@Test public void TEST_clsChnlRslt_REGING(){fail(&quot;&quot;);}@Test public void TEST_clsChnlRslt_REGED(){fail(&quot;&quot;);}@Test public void TEST_clsChnlRslt_CLSING(){fail(&quot;&quot;);}@Test public void TEST_clsChnlRslt_CLSED(){fail(&quot;&quot;);}@Test public void TEST_clsChnlRslt_DISCNED(){fail(&quot;&quot;);}">
            <text:p>@Test public void TEST_clsChnlRslt_INIT(){fail("");}@Test public void TEST_clsChnlRslt_REGING(){fail("");}@Test public void TEST_clsChnlRslt_REGED(){fail("");}@Test public void TEST_clsChnlRslt_CLSING(){fail("");}@Test public void TEST_clsChnlRslt_CLSED(){fail("");}@Test public void TEST_clsChnlRslt_DISCNED(){fail("");}</text:p>
          </table:table-cell>
        </table:table-row>
        <table:table-row table:style-name="ro3">
          <table:table-cell office:value-type="string">
            <text:p>clsSeshRslt</text:p>
          </table:table-cell>
          <table:table-cell table:formula="of:=&quot;@Test public void TEST_&quot;&amp;[.$A8]&amp;&quot;_&quot;&amp;[.B$1]&amp;&quot;(){fail(&quot;&quot;&quot;&quot;);}&quot;" office:value-type="string" office:string-value="@Test public void TEST_clsSeshRslt_INIT(){fail(&quot;&quot;);}">
            <text:p>@Test public void TEST_clsSeshRslt_INIT(){fail("");}</text:p>
          </table:table-cell>
          <table:table-cell table:formula="of:=&quot;@Test public void TEST_&quot;&amp;[.$A8]&amp;&quot;_&quot;&amp;[.C$1]&amp;&quot;(){fail(&quot;&quot;&quot;&quot;);}&quot;" office:value-type="string" office:string-value="@Test public void TEST_clsSeshRslt_REGING(){fail(&quot;&quot;);}">
            <text:p>@Test public void TEST_clsSeshRslt_REGING(){fail("");}</text:p>
          </table:table-cell>
          <table:table-cell table:formula="of:=&quot;@Test public void TEST_&quot;&amp;[.$A8]&amp;&quot;_&quot;&amp;[.D$1]&amp;&quot;(){fail(&quot;&quot;&quot;&quot;);}&quot;" office:value-type="string" office:string-value="@Test public void TEST_clsSeshRslt_REGED(){fail(&quot;&quot;);}">
            <text:p>@Test public void TEST_clsSeshRslt_REGED(){fail("");}</text:p>
          </table:table-cell>
          <table:table-cell table:formula="of:=&quot;@Test public void TEST_&quot;&amp;[.$A8]&amp;&quot;_&quot;&amp;[.E$1]&amp;&quot;(){fail(&quot;&quot;&quot;&quot;);}&quot;" office:value-type="string" office:string-value="@Test public void TEST_clsSeshRslt_CLSING(){fail(&quot;&quot;);}">
            <text:p>@Test public void TEST_clsSeshRslt_CLSING(){fail("");}</text:p>
          </table:table-cell>
          <table:table-cell table:formula="of:=&quot;@Test public void TEST_&quot;&amp;[.$A8]&amp;&quot;_&quot;&amp;[.F$1]&amp;&quot;(){fail(&quot;&quot;&quot;&quot;);}&quot;" office:value-type="string" office:string-value="@Test public void TEST_clsSeshRslt_CLSED(){fail(&quot;&quot;);}">
            <text:p>@Test public void TEST_clsSeshRslt_CLSED(){fail("");}</text:p>
          </table:table-cell>
          <table:table-cell table:formula="of:=&quot;@Test public void TEST_&quot;&amp;[.$A8]&amp;&quot;_&quot;&amp;[.G$1]&amp;&quot;(){fail(&quot;&quot;&quot;&quot;);}&quot;" office:value-type="string" office:string-value="@Test public void TEST_clsSeshRslt_DISCNED(){fail(&quot;&quot;);}">
            <text:p>@Test public void TEST_clsSeshRslt_DISCNED(){fail("");}</text:p>
          </table:table-cell>
          <table:table-cell table:formula="of:=CONCATENATE([.B8];[.C8];[.D8];[.E8];[.F8];[.G8])" office:value-type="string" office:string-value="@Test public void TEST_clsSeshRslt_INIT(){fail(&quot;&quot;);}@Test public void TEST_clsSeshRslt_REGING(){fail(&quot;&quot;);}@Test public void TEST_clsSeshRslt_REGED(){fail(&quot;&quot;);}@Test public void TEST_clsSeshRslt_CLSING(){fail(&quot;&quot;);}@Test public void TEST_clsSeshRslt_CLSED(){fail(&quot;&quot;);}@Test public void TEST_clsSeshRslt_DISCNED(){fail(&quot;&quot;);}">
            <text:p>@Test public void TEST_clsSeshRslt_INIT(){fail("");}@Test public void TEST_clsSeshRslt_REGING(){fail("");}@Test public void TEST_clsSeshRslt_REGED(){fail("");}@Test public void TEST_clsSeshRslt_CLSING(){fail("");}@Test public void TEST_clsSeshRslt_CLSED(){fail("");}@Test public void TEST_clsSeshRslt_DISCNED(){fail("");}</text:p>
          </table:table-cell>
        </table:table-row>
        <table:table-row table:style-name="ro3">
          <table:table-cell office:value-type="string">
            <text:p>regChnlRslt</text:p>
          </table:table-cell>
          <table:table-cell table:formula="of:=&quot;@Test public void TEST_&quot;&amp;[.$A9]&amp;&quot;_&quot;&amp;[.B$1]&amp;&quot;(){fail(&quot;&quot;&quot;&quot;);}&quot;" office:value-type="string" office:string-value="@Test public void TEST_regChnlRslt_INIT(){fail(&quot;&quot;);}">
            <text:p>@Test public void TEST_regChnlRslt_INIT(){fail("");}</text:p>
          </table:table-cell>
          <table:table-cell table:formula="of:=&quot;@Test public void TEST_&quot;&amp;[.$A9]&amp;&quot;_&quot;&amp;[.C$1]&amp;&quot;(){fail(&quot;&quot;&quot;&quot;);}&quot;" office:value-type="string" office:string-value="@Test public void TEST_regChnlRslt_REGING(){fail(&quot;&quot;);}">
            <text:p>@Test public void TEST_regChnlRslt_REGING(){fail("");}</text:p>
          </table:table-cell>
          <table:table-cell table:formula="of:=&quot;@Test public void TEST_&quot;&amp;[.$A9]&amp;&quot;_&quot;&amp;[.D$1]&amp;&quot;(){fail(&quot;&quot;&quot;&quot;);}&quot;" office:value-type="string" office:string-value="@Test public void TEST_regChnlRslt_REGED(){fail(&quot;&quot;);}">
            <text:p>@Test public void TEST_regChnlRslt_REGED(){fail("");}</text:p>
          </table:table-cell>
          <table:table-cell table:formula="of:=&quot;@Test public void TEST_&quot;&amp;[.$A9]&amp;&quot;_&quot;&amp;[.E$1]&amp;&quot;(){fail(&quot;&quot;&quot;&quot;);}&quot;" office:value-type="string" office:string-value="@Test public void TEST_regChnlRslt_CLSING(){fail(&quot;&quot;);}">
            <text:p>@Test public void TEST_regChnlRslt_CLSING(){fail("");}</text:p>
          </table:table-cell>
          <table:table-cell table:formula="of:=&quot;@Test public void TEST_&quot;&amp;[.$A9]&amp;&quot;_&quot;&amp;[.F$1]&amp;&quot;(){fail(&quot;&quot;&quot;&quot;);}&quot;" office:value-type="string" office:string-value="@Test public void TEST_regChnlRslt_CLSED(){fail(&quot;&quot;);}">
            <text:p>@Test public void TEST_regChnlRslt_CLSED(){fail("");}</text:p>
          </table:table-cell>
          <table:table-cell table:formula="of:=&quot;@Test public void TEST_&quot;&amp;[.$A9]&amp;&quot;_&quot;&amp;[.G$1]&amp;&quot;(){fail(&quot;&quot;&quot;&quot;);}&quot;" office:value-type="string" office:string-value="@Test public void TEST_regChnlRslt_DISCNED(){fail(&quot;&quot;);}">
            <text:p>@Test public void TEST_regChnlRslt_DISCNED(){fail("");}</text:p>
          </table:table-cell>
          <table:table-cell table:formula="of:=CONCATENATE([.B9];[.C9];[.D9];[.E9];[.F9];[.G9])" office:value-type="string" office:string-value="@Test public void TEST_regChnlRslt_INIT(){fail(&quot;&quot;);}@Test public void TEST_regChnlRslt_REGING(){fail(&quot;&quot;);}@Test public void TEST_regChnlRslt_REGED(){fail(&quot;&quot;);}@Test public void TEST_regChnlRslt_CLSING(){fail(&quot;&quot;);}@Test public void TEST_regChnlRslt_CLSED(){fail(&quot;&quot;);}@Test public void TEST_regChnlRslt_DISCNED(){fail(&quot;&quot;);}">
            <text:p>@Test public void TEST_regChnlRslt_INIT(){fail("");}@Test public void TEST_regChnlRslt_REGING(){fail("");}@Test public void TEST_regChnlRslt_REGED(){fail("");}@Test public void TEST_regChnlRslt_CLSING(){fail("");}@Test public void TEST_regChnlRslt_CLSED(){fail("");}@Test public void TEST_regChnlRslt_DISCNED(){fail("");}</text:p>
          </table:table-cell>
        </table:table-row>
        <table:table-row table:style-name="ro3">
          <table:table-cell table:style-name="ce9" office:value-type="string">
            <text:p>regSeshRslt</text:p>
          </table:table-cell>
          <table:table-cell table:formula="of:=&quot;@Test public void TEST_&quot;&amp;[.$A10]&amp;&quot;_&quot;&amp;[.B$1]&amp;&quot;(){fail(&quot;&quot;&quot;&quot;);}&quot;" office:value-type="string" office:string-value="@Test public void TEST_regSeshRslt_INIT(){fail(&quot;&quot;);}">
            <text:p>@Test public void TEST_regSeshRslt_INIT(){fail("");}</text:p>
          </table:table-cell>
          <table:table-cell table:formula="of:=&quot;@Test public void TEST_&quot;&amp;[.$A10]&amp;&quot;_&quot;&amp;[.C$1]&amp;&quot;(){fail(&quot;&quot;&quot;&quot;);}&quot;" office:value-type="string" office:string-value="@Test public void TEST_regSeshRslt_REGING(){fail(&quot;&quot;);}">
            <text:p>@Test public void TEST_regSeshRslt_REGING(){fail("");}</text:p>
          </table:table-cell>
          <table:table-cell table:formula="of:=&quot;@Test public void TEST_&quot;&amp;[.$A10]&amp;&quot;_&quot;&amp;[.D$1]&amp;&quot;(){fail(&quot;&quot;&quot;&quot;);}&quot;" office:value-type="string" office:string-value="@Test public void TEST_regSeshRslt_REGED(){fail(&quot;&quot;);}">
            <text:p>@Test public void TEST_regSeshRslt_REGED(){fail("");}</text:p>
          </table:table-cell>
          <table:table-cell table:formula="of:=&quot;@Test public void TEST_&quot;&amp;[.$A10]&amp;&quot;_&quot;&amp;[.E$1]&amp;&quot;(){fail(&quot;&quot;&quot;&quot;);}&quot;" office:value-type="string" office:string-value="@Test public void TEST_regSeshRslt_CLSING(){fail(&quot;&quot;);}">
            <text:p>@Test public void TEST_regSeshRslt_CLSING(){fail("");}</text:p>
          </table:table-cell>
          <table:table-cell table:formula="of:=&quot;@Test public void TEST_&quot;&amp;[.$A10]&amp;&quot;_&quot;&amp;[.F$1]&amp;&quot;(){fail(&quot;&quot;&quot;&quot;);}&quot;" office:value-type="string" office:string-value="@Test public void TEST_regSeshRslt_CLSED(){fail(&quot;&quot;);}">
            <text:p>@Test public void TEST_regSeshRslt_CLSED(){fail("");}</text:p>
          </table:table-cell>
          <table:table-cell table:formula="of:=&quot;@Test public void TEST_&quot;&amp;[.$A10]&amp;&quot;_&quot;&amp;[.G$1]&amp;&quot;(){fail(&quot;&quot;&quot;&quot;);}&quot;" office:value-type="string" office:string-value="@Test public void TEST_regSeshRslt_DISCNED(){fail(&quot;&quot;);}">
            <text:p>@Test public void TEST_regSeshRslt_DISCNED(){fail("");}</text:p>
          </table:table-cell>
          <table:table-cell table:formula="of:=CONCATENATE([.B10];[.C10];[.D10];[.E10];[.F10];[.G10])" office:value-type="string" office:string-value="@Test public void TEST_regSeshRslt_INIT(){fail(&quot;&quot;);}@Test public void TEST_regSeshRslt_REGING(){fail(&quot;&quot;);}@Test public void TEST_regSeshRslt_REGED(){fail(&quot;&quot;);}@Test public void TEST_regSeshRslt_CLSING(){fail(&quot;&quot;);}@Test public void TEST_regSeshRslt_CLSED(){fail(&quot;&quot;);}@Test public void TEST_regSeshRslt_DISCNED(){fail(&quot;&quot;);}">
            <text:p>@Test public void TEST_regSeshRslt_INIT(){fail("");}@Test public void TEST_regSeshRslt_REGING(){fail("");}@Test public void TEST_regSeshRslt_REGED(){fail("");}@Test public void TEST_regSeshRslt_CLSING(){fail("");}@Test public void TEST_regSeshRslt_CLSED(){fail("");}@Test public void TEST_regSeshRslt_DISCNED(){fail("");}</text:p>
          </table:table-cell>
        </table:table-row>
        <table:table-row table:style-name="ro3">
          <table:table-cell office:value-type="string">
            <text:p>audDiscned</text:p>
          </table:table-cell>
          <table:table-cell table:formula="of:=&quot;@Test public void TEST_&quot;&amp;[.$A11]&amp;&quot;_&quot;&amp;[.B$1]&amp;&quot;(){fail(&quot;&quot;&quot;&quot;);}&quot;" office:value-type="string" office:string-value="@Test public void TEST_audDiscned_INIT(){fail(&quot;&quot;);}">
            <text:p>@Test public void TEST_audDiscned_INIT(){fail("");}</text:p>
          </table:table-cell>
          <table:table-cell table:formula="of:=&quot;@Test public void TEST_&quot;&amp;[.$A11]&amp;&quot;_&quot;&amp;[.C$1]&amp;&quot;(){fail(&quot;&quot;&quot;&quot;);}&quot;" office:value-type="string" office:string-value="@Test public void TEST_audDiscned_REGING(){fail(&quot;&quot;);}">
            <text:p>@Test public void TEST_audDiscned_REGING(){fail("");}</text:p>
          </table:table-cell>
          <table:table-cell table:formula="of:=&quot;@Test public void TEST_&quot;&amp;[.$A11]&amp;&quot;_&quot;&amp;[.D$1]&amp;&quot;(){fail(&quot;&quot;&quot;&quot;);}&quot;" office:value-type="string" office:string-value="@Test public void TEST_audDiscned_REGED(){fail(&quot;&quot;);}">
            <text:p>@Test public void TEST_audDiscned_REGED(){fail("");}</text:p>
          </table:table-cell>
          <table:table-cell table:formula="of:=&quot;@Test public void TEST_&quot;&amp;[.$A11]&amp;&quot;_&quot;&amp;[.E$1]&amp;&quot;(){fail(&quot;&quot;&quot;&quot;);}&quot;" office:value-type="string" office:string-value="@Test public void TEST_audDiscned_CLSING(){fail(&quot;&quot;);}">
            <text:p>@Test public void TEST_audDiscned_CLSING(){fail("");}</text:p>
          </table:table-cell>
          <table:table-cell table:formula="of:=&quot;@Test public void TEST_&quot;&amp;[.$A11]&amp;&quot;_&quot;&amp;[.F$1]&amp;&quot;(){fail(&quot;&quot;&quot;&quot;);}&quot;" office:value-type="string" office:string-value="@Test public void TEST_audDiscned_CLSED(){fail(&quot;&quot;);}">
            <text:p>@Test public void TEST_audDiscned_CLSED(){fail("");}</text:p>
          </table:table-cell>
          <table:table-cell table:formula="of:=&quot;@Test public void TEST_&quot;&amp;[.$A11]&amp;&quot;_&quot;&amp;[.G$1]&amp;&quot;(){fail(&quot;&quot;&quot;&quot;);}&quot;" office:value-type="string" office:string-value="@Test public void TEST_audDiscned_DISCNED(){fail(&quot;&quot;);}">
            <text:p>@Test public void TEST_audDiscned_DISCNED(){fail("");}</text:p>
          </table:table-cell>
          <table:table-cell table:formula="of:=CONCATENATE([.B11];[.C11];[.D11];[.E11];[.F11];[.G11])" office:value-type="string" office:string-value="@Test public void TEST_audDiscned_INIT(){fail(&quot;&quot;);}@Test public void TEST_audDiscned_REGING(){fail(&quot;&quot;);}@Test public void TEST_audDiscned_REGED(){fail(&quot;&quot;);}@Test public void TEST_audDiscned_CLSING(){fail(&quot;&quot;);}@Test public void TEST_audDiscned_CLSED(){fail(&quot;&quot;);}@Test public void TEST_audDiscned_DISCNED(){fail(&quot;&quot;);}">
            <text:p>@Test public void TEST_audDiscned_INIT(){fail("");}@Test public void TEST_audDiscned_REGING(){fail("");}@Test public void TEST_audDiscned_REGED(){fail("");}@Test public void TEST_audDiscned_CLSING(){fail("");}@Test public void TEST_audDiscned_CLSED(){fail("");}@Test public void TEST_audDiscned_DISCNED(){fail("");}</text:p>
          </table:table-cell>
        </table:table-row>
        <table:table-row table:style-name="ro3">
          <table:table-cell table:style-name="ce10" office:value-type="string">
            <text:p>audJoinedChnl</text:p>
          </table:table-cell>
          <table:table-cell table:formula="of:=&quot;@Test public void TEST_&quot;&amp;[.$A12]&amp;&quot;_&quot;&amp;[.B$1]&amp;&quot;(){fail(&quot;&quot;&quot;&quot;);}&quot;" office:value-type="string" office:string-value="@Test public void TEST_audJoinedChnl_INIT(){fail(&quot;&quot;);}">
            <text:p>@Test public void TEST_audJoinedChnl_INIT(){fail("");}</text:p>
          </table:table-cell>
          <table:table-cell table:formula="of:=&quot;@Test public void TEST_&quot;&amp;[.$A12]&amp;&quot;_&quot;&amp;[.C$1]&amp;&quot;(){fail(&quot;&quot;&quot;&quot;);}&quot;" office:value-type="string" office:string-value="@Test public void TEST_audJoinedChnl_REGING(){fail(&quot;&quot;);}">
            <text:p>@Test public void TEST_audJoinedChnl_REGING(){fail("");}</text:p>
          </table:table-cell>
          <table:table-cell table:formula="of:=&quot;@Test public void TEST_&quot;&amp;[.$A12]&amp;&quot;_&quot;&amp;[.D$1]&amp;&quot;(){fail(&quot;&quot;&quot;&quot;);}&quot;" office:value-type="string" office:string-value="@Test public void TEST_audJoinedChnl_REGED(){fail(&quot;&quot;);}">
            <text:p>@Test public void TEST_audJoinedChnl_REGED(){fail("");}</text:p>
          </table:table-cell>
          <table:table-cell table:formula="of:=&quot;@Test public void TEST_&quot;&amp;[.$A12]&amp;&quot;_&quot;&amp;[.E$1]&amp;&quot;(){fail(&quot;&quot;&quot;&quot;);}&quot;" office:value-type="string" office:string-value="@Test public void TEST_audJoinedChnl_CLSING(){fail(&quot;&quot;);}">
            <text:p>@Test public void TEST_audJoinedChnl_CLSING(){fail("");}</text:p>
          </table:table-cell>
          <table:table-cell table:formula="of:=&quot;@Test public void TEST_&quot;&amp;[.$A12]&amp;&quot;_&quot;&amp;[.F$1]&amp;&quot;(){fail(&quot;&quot;&quot;&quot;);}&quot;" office:value-type="string" office:string-value="@Test public void TEST_audJoinedChnl_CLSED(){fail(&quot;&quot;);}">
            <text:p>@Test public void TEST_audJoinedChnl_CLSED(){fail("");}</text:p>
          </table:table-cell>
          <table:table-cell table:formula="of:=&quot;@Test public void TEST_&quot;&amp;[.$A12]&amp;&quot;_&quot;&amp;[.G$1]&amp;&quot;(){fail(&quot;&quot;&quot;&quot;);}&quot;" office:value-type="string" office:string-value="@Test public void TEST_audJoinedChnl_DISCNED(){fail(&quot;&quot;);}">
            <text:p>@Test public void TEST_audJoinedChnl_DISCNED(){fail("");}</text:p>
          </table:table-cell>
          <table:table-cell table:formula="of:=CONCATENATE([.B12];[.C12];[.D12];[.E12];[.F12];[.G12])" office:value-type="string" office:string-value="@Test public void TEST_audJoinedChnl_INIT(){fail(&quot;&quot;);}@Test public void TEST_audJoinedChnl_REGING(){fail(&quot;&quot;);}@Test public void TEST_audJoinedChnl_REGED(){fail(&quot;&quot;);}@Test public void TEST_audJoinedChnl_CLSING(){fail(&quot;&quot;);}@Test public void TEST_audJoinedChnl_CLSED(){fail(&quot;&quot;);}@Test public void TEST_audJoinedChnl_DISCNED(){fail(&quot;&quot;);}">
            <text:p>@Test public void TEST_audJoinedChnl_INIT(){fail("");}@Test public void TEST_audJoinedChnl_REGING(){fail("");}@Test public void TEST_audJoinedChnl_REGED(){fail("");}@Test public void TEST_audJoinedChnl_CLSING(){fail("");}@Test public void TEST_audJoinedChnl_CLSED(){fail("");}@Test public void TEST_audJoinedChnl_DISCNED(){fail("");}</text:p>
          </table:table-cell>
        </table:table-row>
        <table:table-row table:style-name="ro3">
          <table:table-cell office:value-type="string">
            <text:p>audJoinedSesh</text:p>
          </table:table-cell>
          <table:table-cell table:formula="of:=&quot;@Test public void TEST_&quot;&amp;[.$A13]&amp;&quot;_&quot;&amp;[.B$1]&amp;&quot;(){fail(&quot;&quot;&quot;&quot;);}&quot;" office:value-type="string" office:string-value="@Test public void TEST_audJoinedSesh_INIT(){fail(&quot;&quot;);}">
            <text:p>@Test public void TEST_audJoinedSesh_INIT(){fail("");}</text:p>
          </table:table-cell>
          <table:table-cell table:formula="of:=&quot;@Test public void TEST_&quot;&amp;[.$A13]&amp;&quot;_&quot;&amp;[.C$1]&amp;&quot;(){fail(&quot;&quot;&quot;&quot;);}&quot;" office:value-type="string" office:string-value="@Test public void TEST_audJoinedSesh_REGING(){fail(&quot;&quot;);}">
            <text:p>@Test public void TEST_audJoinedSesh_REGING(){fail("");}</text:p>
          </table:table-cell>
          <table:table-cell table:formula="of:=&quot;@Test public void TEST_&quot;&amp;[.$A13]&amp;&quot;_&quot;&amp;[.D$1]&amp;&quot;(){fail(&quot;&quot;&quot;&quot;);}&quot;" office:value-type="string" office:string-value="@Test public void TEST_audJoinedSesh_REGED(){fail(&quot;&quot;);}">
            <text:p>@Test public void TEST_audJoinedSesh_REGED(){fail("");}</text:p>
          </table:table-cell>
          <table:table-cell table:formula="of:=&quot;@Test public void TEST_&quot;&amp;[.$A13]&amp;&quot;_&quot;&amp;[.E$1]&amp;&quot;(){fail(&quot;&quot;&quot;&quot;);}&quot;" office:value-type="string" office:string-value="@Test public void TEST_audJoinedSesh_CLSING(){fail(&quot;&quot;);}">
            <text:p>@Test public void TEST_audJoinedSesh_CLSING(){fail("");}</text:p>
          </table:table-cell>
          <table:table-cell table:formula="of:=&quot;@Test public void TEST_&quot;&amp;[.$A13]&amp;&quot;_&quot;&amp;[.F$1]&amp;&quot;(){fail(&quot;&quot;&quot;&quot;);}&quot;" office:value-type="string" office:string-value="@Test public void TEST_audJoinedSesh_CLSED(){fail(&quot;&quot;);}">
            <text:p>@Test public void TEST_audJoinedSesh_CLSED(){fail("");}</text:p>
          </table:table-cell>
          <table:table-cell table:formula="of:=&quot;@Test public void TEST_&quot;&amp;[.$A13]&amp;&quot;_&quot;&amp;[.G$1]&amp;&quot;(){fail(&quot;&quot;&quot;&quot;);}&quot;" office:value-type="string" office:string-value="@Test public void TEST_audJoinedSesh_DISCNED(){fail(&quot;&quot;);}">
            <text:p>@Test public void TEST_audJoinedSesh_DISCNED(){fail("");}</text:p>
          </table:table-cell>
          <table:table-cell table:formula="of:=CONCATENATE([.B13];[.C13];[.D13];[.E13];[.F13];[.G13])" office:value-type="string" office:string-value="@Test public void TEST_audJoinedSesh_INIT(){fail(&quot;&quot;);}@Test public void TEST_audJoinedSesh_REGING(){fail(&quot;&quot;);}@Test public void TEST_audJoinedSesh_REGED(){fail(&quot;&quot;);}@Test public void TEST_audJoinedSesh_CLSING(){fail(&quot;&quot;);}@Test public void TEST_audJoinedSesh_CLSED(){fail(&quot;&quot;);}@Test public void TEST_audJoinedSesh_DISCNED(){fail(&quot;&quot;);}">
            <text:p>@Test public void TEST_audJoinedSesh_INIT(){fail("");}@Test public void TEST_audJoinedSesh_REGING(){fail("");}@Test public void TEST_audJoinedSesh_REGED(){fail("");}@Test public void TEST_audJoinedSesh_CLSING(){fail("");}@Test public void TEST_audJoinedSesh_CLSED(){fail("");}@Test public void TEST_audJoinedSesh_DISCNED(){fail("");}</text:p>
          </table:table-cell>
        </table:table-row>
        <table:table-row table:style-name="ro3">
          <table:table-cell office:value-type="string">
            <text:p>audLftChnl</text:p>
          </table:table-cell>
          <table:table-cell table:formula="of:=&quot;@Test public void TEST_&quot;&amp;[.$A14]&amp;&quot;_&quot;&amp;[.B$1]&amp;&quot;(){fail(&quot;&quot;&quot;&quot;);}&quot;" office:value-type="string" office:string-value="@Test public void TEST_audLftChnl_INIT(){fail(&quot;&quot;);}">
            <text:p>@Test public void TEST_audLftChnl_INIT(){fail("");}</text:p>
          </table:table-cell>
          <table:table-cell table:formula="of:=&quot;@Test public void TEST_&quot;&amp;[.$A14]&amp;&quot;_&quot;&amp;[.C$1]&amp;&quot;(){fail(&quot;&quot;&quot;&quot;);}&quot;" office:value-type="string" office:string-value="@Test public void TEST_audLftChnl_REGING(){fail(&quot;&quot;);}">
            <text:p>@Test public void TEST_audLftChnl_REGING(){fail("");}</text:p>
          </table:table-cell>
          <table:table-cell table:formula="of:=&quot;@Test public void TEST_&quot;&amp;[.$A14]&amp;&quot;_&quot;&amp;[.D$1]&amp;&quot;(){fail(&quot;&quot;&quot;&quot;);}&quot;" office:value-type="string" office:string-value="@Test public void TEST_audLftChnl_REGED(){fail(&quot;&quot;);}">
            <text:p>@Test public void TEST_audLftChnl_REGED(){fail("");}</text:p>
          </table:table-cell>
          <table:table-cell table:formula="of:=&quot;@Test public void TEST_&quot;&amp;[.$A14]&amp;&quot;_&quot;&amp;[.E$1]&amp;&quot;(){fail(&quot;&quot;&quot;&quot;);}&quot;" office:value-type="string" office:string-value="@Test public void TEST_audLftChnl_CLSING(){fail(&quot;&quot;);}">
            <text:p>@Test public void TEST_audLftChnl_CLSING(){fail("");}</text:p>
          </table:table-cell>
          <table:table-cell table:formula="of:=&quot;@Test public void TEST_&quot;&amp;[.$A14]&amp;&quot;_&quot;&amp;[.F$1]&amp;&quot;(){fail(&quot;&quot;&quot;&quot;);}&quot;" office:value-type="string" office:string-value="@Test public void TEST_audLftChnl_CLSED(){fail(&quot;&quot;);}">
            <text:p>@Test public void TEST_audLftChnl_CLSED(){fail("");}</text:p>
          </table:table-cell>
          <table:table-cell table:formula="of:=&quot;@Test public void TEST_&quot;&amp;[.$A14]&amp;&quot;_&quot;&amp;[.G$1]&amp;&quot;(){fail(&quot;&quot;&quot;&quot;);}&quot;" office:value-type="string" office:string-value="@Test public void TEST_audLftChnl_DISCNED(){fail(&quot;&quot;);}">
            <text:p>@Test public void TEST_audLftChnl_DISCNED(){fail("");}</text:p>
          </table:table-cell>
          <table:table-cell table:formula="of:=CONCATENATE([.B14];[.C14];[.D14];[.E14];[.F14];[.G14])" office:value-type="string" office:string-value="@Test public void TEST_audLftChnl_INIT(){fail(&quot;&quot;);}@Test public void TEST_audLftChnl_REGING(){fail(&quot;&quot;);}@Test public void TEST_audLftChnl_REGED(){fail(&quot;&quot;);}@Test public void TEST_audLftChnl_CLSING(){fail(&quot;&quot;);}@Test public void TEST_audLftChnl_CLSED(){fail(&quot;&quot;);}@Test public void TEST_audLftChnl_DISCNED(){fail(&quot;&quot;);}">
            <text:p>@Test public void TEST_audLftChnl_INIT(){fail("");}@Test public void TEST_audLftChnl_REGING(){fail("");}@Test public void TEST_audLftChnl_REGED(){fail("");}@Test public void TEST_audLftChnl_CLSING(){fail("");}@Test public void TEST_audLftChnl_CLSED(){fail("");}@Test public void TEST_audLftChnl_DISCNED(){fail("");}</text:p>
          </table:table-cell>
        </table:table-row>
        <table:table-row table:style-name="ro3">
          <table:table-cell office:value-type="string">
            <text:p>audLftSesh</text:p>
          </table:table-cell>
          <table:table-cell table:formula="of:=&quot;@Test public void TEST_&quot;&amp;[.$A15]&amp;&quot;_&quot;&amp;[.B$1]&amp;&quot;(){fail(&quot;&quot;&quot;&quot;);}&quot;" office:value-type="string" office:string-value="@Test public void TEST_audLftSesh_INIT(){fail(&quot;&quot;);}">
            <text:p>@Test public void TEST_audLftSesh_INIT(){fail("");}</text:p>
          </table:table-cell>
          <table:table-cell table:formula="of:=&quot;@Test public void TEST_&quot;&amp;[.$A15]&amp;&quot;_&quot;&amp;[.C$1]&amp;&quot;(){fail(&quot;&quot;&quot;&quot;);}&quot;" office:value-type="string" office:string-value="@Test public void TEST_audLftSesh_REGING(){fail(&quot;&quot;);}">
            <text:p>@Test public void TEST_audLftSesh_REGING(){fail("");}</text:p>
          </table:table-cell>
          <table:table-cell table:formula="of:=&quot;@Test public void TEST_&quot;&amp;[.$A15]&amp;&quot;_&quot;&amp;[.D$1]&amp;&quot;(){fail(&quot;&quot;&quot;&quot;);}&quot;" office:value-type="string" office:string-value="@Test public void TEST_audLftSesh_REGED(){fail(&quot;&quot;);}">
            <text:p>@Test public void TEST_audLftSesh_REGED(){fail("");}</text:p>
          </table:table-cell>
          <table:table-cell table:formula="of:=&quot;@Test public void TEST_&quot;&amp;[.$A15]&amp;&quot;_&quot;&amp;[.E$1]&amp;&quot;(){fail(&quot;&quot;&quot;&quot;);}&quot;" office:value-type="string" office:string-value="@Test public void TEST_audLftSesh_CLSING(){fail(&quot;&quot;);}">
            <text:p>@Test public void TEST_audLftSesh_CLSING(){fail("");}</text:p>
          </table:table-cell>
          <table:table-cell table:formula="of:=&quot;@Test public void TEST_&quot;&amp;[.$A15]&amp;&quot;_&quot;&amp;[.F$1]&amp;&quot;(){fail(&quot;&quot;&quot;&quot;);}&quot;" office:value-type="string" office:string-value="@Test public void TEST_audLftSesh_CLSED(){fail(&quot;&quot;);}">
            <text:p>@Test public void TEST_audLftSesh_CLSED(){fail("");}</text:p>
          </table:table-cell>
          <table:table-cell table:formula="of:=&quot;@Test public void TEST_&quot;&amp;[.$A15]&amp;&quot;_&quot;&amp;[.G$1]&amp;&quot;(){fail(&quot;&quot;&quot;&quot;);}&quot;" office:value-type="string" office:string-value="@Test public void TEST_audLftSesh_DISCNED(){fail(&quot;&quot;);}">
            <text:p>@Test public void TEST_audLftSesh_DISCNED(){fail("");}</text:p>
          </table:table-cell>
          <table:table-cell table:formula="of:=CONCATENATE([.B15];[.C15];[.D15];[.E15];[.F15];[.G15])" office:value-type="string" office:string-value="@Test public void TEST_audLftSesh_INIT(){fail(&quot;&quot;);}@Test public void TEST_audLftSesh_REGING(){fail(&quot;&quot;);}@Test public void TEST_audLftSesh_REGED(){fail(&quot;&quot;);}@Test public void TEST_audLftSesh_CLSING(){fail(&quot;&quot;);}@Test public void TEST_audLftSesh_CLSED(){fail(&quot;&quot;);}@Test public void TEST_audLftSesh_DISCNED(){fail(&quot;&quot;);}">
            <text:p>@Test public void TEST_audLftSesh_INIT(){fail("");}@Test public void TEST_audLftSesh_REGING(){fail("");}@Test public void TEST_audLftSesh_REGED(){fail("");}@Test public void TEST_audLftSesh_CLSING(){fail("");}@Test public void TEST_audLftSesh_CLSED(){fail("");}@Test public void TEST_audLftSesh_DISCNED(){fail("");}</text:p>
          </table:table-cell>
        </table:table-row>
        <table:table-row table:style-name="ro3">
          <table:table-cell office:value-type="string">
            <text:p>audRjctedChnl</text:p>
          </table:table-cell>
          <table:table-cell table:formula="of:=&quot;@Test public void TEST_&quot;&amp;[.$A16]&amp;&quot;_&quot;&amp;[.B$1]&amp;&quot;(){fail(&quot;&quot;&quot;&quot;);}&quot;" office:value-type="string" office:string-value="@Test public void TEST_audRjctedChnl_INIT(){fail(&quot;&quot;);}">
            <text:p>@Test public void TEST_audRjctedChnl_INIT(){fail("");}</text:p>
          </table:table-cell>
          <table:table-cell table:formula="of:=&quot;@Test public void TEST_&quot;&amp;[.$A16]&amp;&quot;_&quot;&amp;[.C$1]&amp;&quot;(){fail(&quot;&quot;&quot;&quot;);}&quot;" office:value-type="string" office:string-value="@Test public void TEST_audRjctedChnl_REGING(){fail(&quot;&quot;);}">
            <text:p>@Test public void TEST_audRjctedChnl_REGING(){fail("");}</text:p>
          </table:table-cell>
          <table:table-cell table:formula="of:=&quot;@Test public void TEST_&quot;&amp;[.$A16]&amp;&quot;_&quot;&amp;[.D$1]&amp;&quot;(){fail(&quot;&quot;&quot;&quot;);}&quot;" office:value-type="string" office:string-value="@Test public void TEST_audRjctedChnl_REGED(){fail(&quot;&quot;);}">
            <text:p>@Test public void TEST_audRjctedChnl_REGED(){fail("");}</text:p>
          </table:table-cell>
          <table:table-cell table:formula="of:=&quot;@Test public void TEST_&quot;&amp;[.$A16]&amp;&quot;_&quot;&amp;[.E$1]&amp;&quot;(){fail(&quot;&quot;&quot;&quot;);}&quot;" office:value-type="string" office:string-value="@Test public void TEST_audRjctedChnl_CLSING(){fail(&quot;&quot;);}">
            <text:p>@Test public void TEST_audRjctedChnl_CLSING(){fail("");}</text:p>
          </table:table-cell>
          <table:table-cell table:formula="of:=&quot;@Test public void TEST_&quot;&amp;[.$A16]&amp;&quot;_&quot;&amp;[.F$1]&amp;&quot;(){fail(&quot;&quot;&quot;&quot;);}&quot;" office:value-type="string" office:string-value="@Test public void TEST_audRjctedChnl_CLSED(){fail(&quot;&quot;);}">
            <text:p>@Test public void TEST_audRjctedChnl_CLSED(){fail("");}</text:p>
          </table:table-cell>
          <table:table-cell table:formula="of:=&quot;@Test public void TEST_&quot;&amp;[.$A16]&amp;&quot;_&quot;&amp;[.G$1]&amp;&quot;(){fail(&quot;&quot;&quot;&quot;);}&quot;" office:value-type="string" office:string-value="@Test public void TEST_audRjctedChnl_DISCNED(){fail(&quot;&quot;);}">
            <text:p>@Test public void TEST_audRjctedChnl_DISCNED(){fail("");}</text:p>
          </table:table-cell>
          <table:table-cell table:formula="of:=CONCATENATE([.B16];[.C16];[.D16];[.E16];[.F16];[.G16])" office:value-type="string" office:string-value="@Test public void TEST_audRjctedChnl_INIT(){fail(&quot;&quot;);}@Test public void TEST_audRjctedChnl_REGING(){fail(&quot;&quot;);}@Test public void TEST_audRjctedChnl_REGED(){fail(&quot;&quot;);}@Test public void TEST_audRjctedChnl_CLSING(){fail(&quot;&quot;);}@Test public void TEST_audRjctedChnl_CLSED(){fail(&quot;&quot;);}@Test public void TEST_audRjctedChnl_DISCNED(){fail(&quot;&quot;);}">
            <text:p>@Test public void TEST_audRjctedChnl_INIT(){fail("");}@Test public void TEST_audRjctedChnl_REGING(){fail("");}@Test public void TEST_audRjctedChnl_REGED(){fail("");}@Test public void TEST_audRjctedChnl_CLSING(){fail("");}@Test public void TEST_audRjctedChnl_CLSED(){fail("");}@Test public void TEST_audRjctedChnl_DISCNED(){fail("");}</text:p>
          </table:table-cell>
        </table:table-row>
        <table:table-row table:style-name="ro3">
          <table:table-cell table:style-name="ce9" office:value-type="string">
            <text:p>discned</text:p>
          </table:table-cell>
          <table:table-cell table:formula="of:=&quot;@Test public void TEST_&quot;&amp;[.$A17]&amp;&quot;_&quot;&amp;[.B$1]&amp;&quot;(){fail(&quot;&quot;&quot;&quot;);}&quot;" office:value-type="string" office:string-value="@Test public void TEST_discned_INIT(){fail(&quot;&quot;);}">
            <text:p>@Test public void TEST_discned_INIT(){fail("");}</text:p>
          </table:table-cell>
          <table:table-cell table:formula="of:=&quot;@Test public void TEST_&quot;&amp;[.$A17]&amp;&quot;_&quot;&amp;[.C$1]&amp;&quot;(){fail(&quot;&quot;&quot;&quot;);}&quot;" office:value-type="string" office:string-value="@Test public void TEST_discned_REGING(){fail(&quot;&quot;);}">
            <text:p>@Test public void TEST_discned_REGING(){fail("");}</text:p>
          </table:table-cell>
          <table:table-cell table:formula="of:=&quot;@Test public void TEST_&quot;&amp;[.$A17]&amp;&quot;_&quot;&amp;[.D$1]&amp;&quot;(){fail(&quot;&quot;&quot;&quot;);}&quot;" office:value-type="string" office:string-value="@Test public void TEST_discned_REGED(){fail(&quot;&quot;);}">
            <text:p>@Test public void TEST_discned_REGED(){fail("");}</text:p>
          </table:table-cell>
          <table:table-cell table:formula="of:=&quot;@Test public void TEST_&quot;&amp;[.$A17]&amp;&quot;_&quot;&amp;[.E$1]&amp;&quot;(){fail(&quot;&quot;&quot;&quot;);}&quot;" office:value-type="string" office:string-value="@Test public void TEST_discned_CLSING(){fail(&quot;&quot;);}">
            <text:p>@Test public void TEST_discned_CLSING(){fail("");}</text:p>
          </table:table-cell>
          <table:table-cell table:formula="of:=&quot;@Test public void TEST_&quot;&amp;[.$A17]&amp;&quot;_&quot;&amp;[.F$1]&amp;&quot;(){fail(&quot;&quot;&quot;&quot;);}&quot;" office:value-type="string" office:string-value="@Test public void TEST_discned_CLSED(){fail(&quot;&quot;);}">
            <text:p>@Test public void TEST_discned_CLSED(){fail("");}</text:p>
          </table:table-cell>
          <table:table-cell table:formula="of:=&quot;@Test public void TEST_&quot;&amp;[.$A17]&amp;&quot;_&quot;&amp;[.G$1]&amp;&quot;(){fail(&quot;&quot;&quot;&quot;);}&quot;" office:value-type="string" office:string-value="@Test public void TEST_discned_DISCNED(){fail(&quot;&quot;);}">
            <text:p>@Test public void TEST_discned_DISCNED(){fail("");}</text:p>
          </table:table-cell>
          <table:table-cell table:formula="of:=CONCATENATE([.B17];[.C17];[.D17];[.E17];[.F17];[.G17])" office:value-type="string" office:string-value="@Test public void TEST_discned_INIT(){fail(&quot;&quot;);}@Test public void TEST_discned_REGING(){fail(&quot;&quot;);}@Test public void TEST_discned_REGED(){fail(&quot;&quot;);}@Test public void TEST_discned_CLSING(){fail(&quot;&quot;);}@Test public void TEST_discned_CLSED(){fail(&quot;&quot;);}@Test public void TEST_discned_DISCNED(){fail(&quot;&quot;);}">
            <text:p>@Test public void TEST_discned_INIT(){fail("");}@Test public void TEST_discned_REGING(){fail("");}@Test public void TEST_discned_REGED(){fail("");}@Test public void TEST_discned_CLSING(){fail("");}@Test public void TEST_discned_CLSED(){fail("");}@Test public void TEST_discned_DISCNED(){fail("");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00/00/00</text:date>, <text:time style:data-style-name="N2" text:time-value="0000-00-00T21:41:14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04:44:31.93</meta:creation-date>
    <dc:date>2013-05-11T23:13:46.15</dc:date>
    <meta:editing-duration>PT4H35M7S</meta:editing-duration>
    <meta:editing-cycles>39</meta:editing-cycles>
    <meta:generator>LibreOffice/4.0.0.3$Windows_x86 LibreOffice_project/7545bee9c2a0782548772a21bc84a9dcc583b89</meta:generator>
    <meta:document-statistic meta:table-count="3" meta:cell-count="941" meta:object-count="0"/>
  </office:meta>
</office:document-meta>
</file>